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微軟正黑體" style:font-name-asian="微軟正黑體" style:font-name-complex="微軟正黑體"/>
    </style:style>
    <style:style style:name="ce3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middle" fo:background-color="#FFFFFF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6" style:family="table-cell" style:parent-style-name="_19968__33324__32_2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7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8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19968__33324__32_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3" style:data-style-name="N48">
      <style:table-cell-properties fo:border="thin solid #000000"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2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13" style:family="table-cell" style:parent-style-name="_19968__33324__32_2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4" style:family="table-cell" style:parent-style-name="_19968__33324__32_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5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Book3" style:data-style-name="N5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19968__33324__Book3" style:data-style-name="N5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6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32_2" style:data-style-name="N0">
      <style:table-cell-properties style:vertical-align="middle" fo:background-color="#FFFFFF" style:cell-protect="protected"/>
      <style:text-properties fo:color="#000000" style:font-name="微軟正黑體" style:font-name-asian="微軟正黑體" style:font-name-complex="微軟正黑體"/>
    </style:style>
    <style:style style:name="ce28" style:family="table-cell" style:parent-style-name="_19968__33324_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0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Book3" style:data-style-name="N5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19968__33324__Book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3" style:family="table-cell" style:parent-style-name="_19968__33324__32_2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3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35" style:family="table-cell" style:parent-style-name="_19968__33324__32_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36" style:family="table-cell" style:parent-style-name="_19968__33324__32_2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37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微軟正黑體" style:font-name-asian="微軟正黑體" style:font-name-complex="微軟正黑體"/>
    </style:style>
    <style:style style:name="ce38" style:family="table-cell" style:parent-style-name="_19968__33324__32_2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39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微軟正黑體" style:font-name-asian="微軟正黑體" style:font-name-complex="微軟正黑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0.9525cm"/>
    </style:style>
    <style:style style:name="co7" style:family="table-column">
      <style:table-column-properties fo:break-before="auto" style:column-width="1.93145833333333cm"/>
    </style:style>
    <style:style style:name="co8" style:family="table-column">
      <style:table-column-properties fo:break-before="auto" style:column-width="1.16416666666667cm"/>
    </style:style>
    <style:style style:name="co9" style:family="table-column">
      <style:table-column-properties fo:break-before="auto" style:column-width="1.13770833333333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1.95791666666667cm"/>
    </style:style>
    <style:style style:name="co12" style:family="table-column">
      <style:table-column-properties fo:break-before="auto" style:column-width="1.82562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27.2pt" style:use-optimal-row-height="false" fo:break-before="auto"/>
    </style:style>
    <style:style style:name="ro4" style:family="table-row">
      <style:table-row-properties style:row-height="22.7pt" style:use-optimal-row-height="false" fo:break-before="auto"/>
    </style:style>
    <style:style style:name="ro5" style:family="table-row">
      <style:table-row-properties style:row-height="30.2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0.15pt" style:use-optimal-row-height="fals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5-年齡結構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row table:style-name="ro1">
          <table:table-cell office:value-type="string" table:number-columns-spanned="32" table:number-rows-spanned="1" table:style-name="ce1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2"/>
          <table:table-cell table:number-columns-repeated="11" table:style-name="ce3"/>
          <table:table-cell office:value-type="string" table:style-name="ce3">
            <text:p>中 華 民 國 110 年 3 月 底</text:p>
          </table:table-cell>
          <table:table-cell table:number-columns-repeated="15" table:style-name="ce3"/>
          <table:table-cell table:number-columns-repeated="2" table:style-name="ce4"/>
          <table:table-cell office:value-type="string" table:style-name="ce5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6">
            <text:p>區域別</text:p>
          </table:table-cell>
          <table:table-cell office:value-type="string" table:number-columns-spanned="3" table:number-rows-spanned="1" table:style-name="ce7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8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2">～</text:span><text:span text:style-name="T4"><text:s/></text:span>6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2">～</text:span><text:span text:style-name="T4"><text:s/></text:span>11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2">～</text:span><text:span text:style-name="T4"><text:s/></text:span>12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12<text:s/><text:span text:style-name="T2">～</text:span><text:span text:style-name="T4"><text:s/></text:span>17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11">
            <text:p>20<text:span text:style-name="T1">歲以上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65<text:span text:style-name="T2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4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15">
            <text:p>總 <text:s text:c="3"/>計</text:p>
          </table:table-cell>
          <table:table-cell office:value-type="float" office:value="23525623" table:style-name="ce16">
            <text:p>23,525,623</text:p>
          </table:table-cell>
          <table:table-cell office:value-type="float" office:value="11654138" table:style-name="ce16">
            <text:p>11,654,138</text:p>
          </table:table-cell>
          <table:table-cell office:value-type="float" office:value="11871485" table:style-name="ce16">
            <text:p>11,871,485</text:p>
          </table:table-cell>
          <table:table-cell office:value-type="float" office:value="908391" table:style-name="ce16">
            <text:p>908,391</text:p>
          </table:table-cell>
          <table:table-cell office:value-type="float" office:value="470471" table:style-name="ce16">
            <text:p>470,471</text:p>
          </table:table-cell>
          <table:table-cell office:value-type="float" office:value="437920" table:style-name="ce16">
            <text:p>437,920</text:p>
          </table:table-cell>
          <table:table-cell office:value-type="float" office:value="3.8612835035229462" table:style-name="ce17">
            <text:p>3.86</text:p>
          </table:table-cell>
          <table:table-cell office:value-type="float" office:value="1338836" table:style-name="ce16">
            <text:p>1,338,836</text:p>
          </table:table-cell>
          <table:table-cell office:value-type="float" office:value="693617" table:style-name="ce16">
            <text:p>693,617</text:p>
          </table:table-cell>
          <table:table-cell office:value-type="float" office:value="645219" table:style-name="ce16">
            <text:p>645,219</text:p>
          </table:table-cell>
          <table:table-cell office:value-type="float" office:value="5.6909693741160439" table:style-name="ce18">
            <text:p>5.69</text:p>
          </table:table-cell>
          <table:table-cell office:value-type="float" office:value="2337736" table:style-name="ce16">
            <text:p>2,337,736</text:p>
          </table:table-cell>
          <table:table-cell office:value-type="float" office:value="1212084" table:style-name="ce16">
            <text:p>1,212,084</text:p>
          </table:table-cell>
          <table:table-cell office:value-type="float" office:value="1125652" table:style-name="ce16">
            <text:p>1,125,652</text:p>
          </table:table-cell>
          <table:table-cell office:value-type="float" office:value="9.9369780770524123" table:style-name="ce17">
            <text:p>9.94</text:p>
          </table:table-cell>
          <table:table-cell office:value-type="float" office:value="2533872" table:style-name="ce16">
            <text:p>2,533,872</text:p>
          </table:table-cell>
          <table:table-cell office:value-type="float" office:value="1314389" table:style-name="ce16">
            <text:p>1,314,389</text:p>
          </table:table-cell>
          <table:table-cell office:value-type="float" office:value="1219483" table:style-name="ce16">
            <text:p>1,219,483</text:p>
          </table:table-cell>
          <table:table-cell office:value-type="float" office:value="10.770690323482611" table:style-name="ce17">
            <text:p>10.77</text:p>
          </table:table-cell>
          <table:table-cell office:value-type="float" office:value="1252136" table:style-name="ce16">
            <text:p>1,252,136</text:p>
          </table:table-cell>
          <table:table-cell office:value-type="float" office:value="654624" table:style-name="ce16">
            <text:p>654,624</text:p>
          </table:table-cell>
          <table:table-cell office:value-type="float" office:value="597512" table:style-name="ce16">
            <text:p>597,512</text:p>
          </table:table-cell>
          <table:table-cell office:value-type="float" office:value="5.3224350317949076" table:style-name="ce17">
            <text:p>5.32</text:p>
          </table:table-cell>
          <table:table-cell office:value-type="float" office:value="19443341" table:style-name="ce16">
            <text:p>19,443,341</text:p>
          </table:table-cell>
          <table:table-cell office:value-type="float" office:value="9530916" table:style-name="ce16">
            <text:p>9,530,916</text:p>
          </table:table-cell>
          <table:table-cell office:value-type="float" office:value="9912425" table:style-name="ce16">
            <text:p>9,912,425</text:p>
          </table:table-cell>
          <table:table-cell office:value-type="float" office:value="82.647507358253591" table:style-name="ce17">
            <text:p>82.65</text:p>
          </table:table-cell>
          <table:table-cell office:value-type="float" office:value="3832743" table:style-name="ce16">
            <text:p>3,832,743</text:p>
          </table:table-cell>
          <table:table-cell office:value-type="float" office:value="1746547" table:style-name="ce16">
            <text:p>1,746,547</text:p>
          </table:table-cell>
          <table:table-cell office:value-type="float" office:value="2086196" table:style-name="ce16">
            <text:p>2,086,196</text:p>
          </table:table-cell>
          <table:table-cell office:value-type="float" office:value="16.291781093321099" table:style-name="ce17">
            <text:p>16.29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新北市</text:p>
          </table:table-cell>
          <table:table-cell office:value-type="float" office:value="4028474" table:style-name="ce20">
            <text:p>4,028,474</text:p>
          </table:table-cell>
          <table:table-cell office:value-type="float" office:value="1966907" table:style-name="ce20">
            <text:p>1,966,907</text:p>
          </table:table-cell>
          <table:table-cell office:value-type="float" office:value="2061567" table:style-name="ce20">
            <text:p>2,061,567</text:p>
          </table:table-cell>
          <table:table-cell office:value-type="float" office:value="145356" table:style-name="ce20">
            <text:p>145,356</text:p>
          </table:table-cell>
          <table:table-cell office:value-type="float" office:value="75096" table:style-name="ce20">
            <text:p>75,096</text:p>
          </table:table-cell>
          <table:table-cell office:value-type="float" office:value="70260" table:style-name="ce20">
            <text:p>70,260</text:p>
          </table:table-cell>
          <table:table-cell office:value-type="float" office:value="3.6082149220771935" table:style-name="ce21">
            <text:p>3.61</text:p>
          </table:table-cell>
          <table:table-cell office:value-type="float" office:value="216469" table:style-name="ce20">
            <text:p>216,469</text:p>
          </table:table-cell>
          <table:table-cell office:value-type="float" office:value="111896" table:style-name="ce20">
            <text:p>111,896</text:p>
          </table:table-cell>
          <table:table-cell office:value-type="float" office:value="104573" table:style-name="ce20">
            <text:p>104,573</text:p>
          </table:table-cell>
          <table:table-cell office:value-type="float" office:value="5.3734739258587743" table:style-name="ce22">
            <text:p>5.37</text:p>
          </table:table-cell>
          <table:table-cell office:value-type="float" office:value="381890" table:style-name="ce20">
            <text:p>381,890</text:p>
          </table:table-cell>
          <table:table-cell office:value-type="float" office:value="197591" table:style-name="ce20">
            <text:p>197,591</text:p>
          </table:table-cell>
          <table:table-cell office:value-type="float" office:value="184299" table:style-name="ce20">
            <text:p>184,299</text:p>
          </table:table-cell>
          <table:table-cell office:value-type="float" office:value="9.4797682695730447" table:style-name="ce21">
            <text:p>9.48</text:p>
          </table:table-cell>
          <table:table-cell office:value-type="float" office:value="413162" table:style-name="ce20">
            <text:p>413,162</text:p>
          </table:table-cell>
          <table:table-cell office:value-type="float" office:value="213976" table:style-name="ce20">
            <text:p>213,976</text:p>
          </table:table-cell>
          <table:table-cell office:value-type="float" office:value="199186" table:style-name="ce20">
            <text:p>199,186</text:p>
          </table:table-cell>
          <table:table-cell office:value-type="float" office:value="10.256042362442949" table:style-name="ce21">
            <text:p>10.26</text:p>
          </table:table-cell>
          <table:table-cell office:value-type="float" office:value="203584" table:style-name="ce20">
            <text:p>203,584</text:p>
          </table:table-cell>
          <table:table-cell office:value-type="float" office:value="106441" table:style-name="ce20">
            <text:p>106,441</text:p>
          </table:table-cell>
          <table:table-cell office:value-type="float" office:value="97143" table:style-name="ce20">
            <text:p>97,143</text:p>
          </table:table-cell>
          <table:table-cell office:value-type="float" office:value="5.0536257649919047" table:style-name="ce21">
            <text:p>5.05</text:p>
          </table:table-cell>
          <table:table-cell office:value-type="float" office:value="3362372" table:style-name="ce20">
            <text:p>3,362,372</text:p>
          </table:table-cell>
          <table:table-cell office:value-type="float" office:value="1620754" table:style-name="ce20">
            <text:p>1,620,754</text:p>
          </table:table-cell>
          <table:table-cell office:value-type="float" office:value="1741618" table:style-name="ce20">
            <text:p>1,741,618</text:p>
          </table:table-cell>
          <table:table-cell office:value-type="float" office:value="83.46515330618989" table:style-name="ce21">
            <text:p>83.47</text:p>
          </table:table-cell>
          <table:table-cell office:value-type="float" office:value="628388" table:style-name="ce20">
            <text:p>628,388</text:p>
          </table:table-cell>
          <table:table-cell office:value-type="float" office:value="283055" table:style-name="ce20">
            <text:p>283,055</text:p>
          </table:table-cell>
          <table:table-cell office:value-type="float" office:value="345333" table:style-name="ce20">
            <text:p>345,333</text:p>
          </table:table-cell>
          <table:table-cell office:value-type="float" office:value="15.598660932154459" table:style-name="ce21">
            <text:p>15.60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臺北市</text:p>
          </table:table-cell>
          <table:table-cell office:value-type="float" office:value="2586660" table:style-name="ce20">
            <text:p>2,586,660</text:p>
          </table:table-cell>
          <table:table-cell office:value-type="float" office:value="1230878" table:style-name="ce20">
            <text:p>1,230,878</text:p>
          </table:table-cell>
          <table:table-cell office:value-type="float" office:value="1355782" table:style-name="ce20">
            <text:p>1,355,782</text:p>
          </table:table-cell>
          <table:table-cell office:value-type="float" office:value="108858" table:style-name="ce20">
            <text:p>108,858</text:p>
          </table:table-cell>
          <table:table-cell office:value-type="float" office:value="56216" table:style-name="ce20">
            <text:p>56,216</text:p>
          </table:table-cell>
          <table:table-cell office:value-type="float" office:value="52642" table:style-name="ce20">
            <text:p>52,642</text:p>
          </table:table-cell>
          <table:table-cell office:value-type="float" office:value="4.2084386815429937" table:style-name="ce21">
            <text:p>4.21</text:p>
          </table:table-cell>
          <table:table-cell office:value-type="float" office:value="159800" table:style-name="ce20">
            <text:p>159,800</text:p>
          </table:table-cell>
          <table:table-cell office:value-type="float" office:value="82515" table:style-name="ce20">
            <text:p>82,515</text:p>
          </table:table-cell>
          <table:table-cell office:value-type="float" office:value="77285" table:style-name="ce20">
            <text:p>77,285</text:p>
          </table:table-cell>
          <table:table-cell office:value-type="float" office:value="6.1778509738427161" table:style-name="ce22">
            <text:p>6.18</text:p>
          </table:table-cell>
          <table:table-cell office:value-type="float" office:value="274320" table:style-name="ce20">
            <text:p>274,320</text:p>
          </table:table-cell>
          <table:table-cell office:value-type="float" office:value="141903" table:style-name="ce20">
            <text:p>141,903</text:p>
          </table:table-cell>
          <table:table-cell office:value-type="float" office:value="132417" table:style-name="ce20">
            <text:p>132,417</text:p>
          </table:table-cell>
          <table:table-cell office:value-type="float" office:value="10.605181972118485" table:style-name="ce21">
            <text:p>10.61</text:p>
          </table:table-cell>
          <table:table-cell office:value-type="float" office:value="296191" table:style-name="ce20">
            <text:p>296,191</text:p>
          </table:table-cell>
          <table:table-cell office:value-type="float" office:value="153280" table:style-name="ce20">
            <text:p>153,280</text:p>
          </table:table-cell>
          <table:table-cell office:value-type="float" office:value="142911" table:style-name="ce20">
            <text:p>142,911</text:p>
          </table:table-cell>
          <table:table-cell office:value-type="float" office:value="11.450712501836344" table:style-name="ce21">
            <text:p>11.45</text:p>
          </table:table-cell>
          <table:table-cell office:value-type="float" office:value="127806" table:style-name="ce20">
            <text:p>127,806</text:p>
          </table:table-cell>
          <table:table-cell office:value-type="float" office:value="66633" table:style-name="ce20">
            <text:p>66,633</text:p>
          </table:table-cell>
          <table:table-cell office:value-type="float" office:value="61173" table:style-name="ce20">
            <text:p>61,173</text:p>
          </table:table-cell>
          <table:table-cell office:value-type="float" office:value="4.9409663426967594" table:style-name="ce21">
            <text:p>4.94</text:p>
          </table:table-cell>
          <table:table-cell office:value-type="float" office:value="2139931" table:style-name="ce20">
            <text:p>2,139,931</text:p>
          </table:table-cell>
          <table:table-cell office:value-type="float" office:value="999210" table:style-name="ce20">
            <text:p>999,210</text:p>
          </table:table-cell>
          <table:table-cell office:value-type="float" office:value="1140721" table:style-name="ce20">
            <text:p>1,140,721</text:p>
          </table:table-cell>
          <table:table-cell office:value-type="float" office:value="82.729504457485717" table:style-name="ce21">
            <text:p>82.73</text:p>
          </table:table-cell>
          <table:table-cell office:value-type="float" office:value="499593" table:style-name="ce20">
            <text:p>499,593</text:p>
          </table:table-cell>
          <table:table-cell office:value-type="float" office:value="221862" table:style-name="ce20">
            <text:p>221,862</text:p>
          </table:table-cell>
          <table:table-cell office:value-type="float" office:value="277731" table:style-name="ce20">
            <text:p>277,731</text:p>
          </table:table-cell>
          <table:table-cell office:value-type="float" office:value="19.314212150031317" table:style-name="ce21">
            <text:p>19.31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桃園市</text:p>
          </table:table-cell>
          <table:table-cell office:value-type="float" office:value="2270689" table:style-name="ce20">
            <text:p>2,270,689</text:p>
          </table:table-cell>
          <table:table-cell office:value-type="float" office:value="1124866" table:style-name="ce20">
            <text:p>1,124,866</text:p>
          </table:table-cell>
          <table:table-cell office:value-type="float" office:value="1145823" table:style-name="ce20">
            <text:p>1,145,823</text:p>
          </table:table-cell>
          <table:table-cell office:value-type="float" office:value="109170" table:style-name="ce20">
            <text:p>109,170</text:p>
          </table:table-cell>
          <table:table-cell office:value-type="float" office:value="56639" table:style-name="ce20">
            <text:p>56,639</text:p>
          </table:table-cell>
          <table:table-cell office:value-type="float" office:value="52531" table:style-name="ce20">
            <text:p>52,531</text:p>
          </table:table-cell>
          <table:table-cell office:value-type="float" office:value="4.8077918200158631" table:style-name="ce21">
            <text:p>4.81</text:p>
          </table:table-cell>
          <table:table-cell office:value-type="float" office:value="156782" table:style-name="ce20">
            <text:p>156,782</text:p>
          </table:table-cell>
          <table:table-cell office:value-type="float" office:value="81384" table:style-name="ce20">
            <text:p>81,384</text:p>
          </table:table-cell>
          <table:table-cell office:value-type="float" office:value="75398" table:style-name="ce20">
            <text:p>75,398</text:p>
          </table:table-cell>
          <table:table-cell office:value-type="float" office:value="6.90460032175256" table:style-name="ce22">
            <text:p>6.90</text:p>
          </table:table-cell>
          <table:table-cell office:value-type="float" office:value="265387" table:style-name="ce20">
            <text:p>265,387</text:p>
          </table:table-cell>
          <table:table-cell office:value-type="float" office:value="137759" table:style-name="ce20">
            <text:p>137,759</text:p>
          </table:table-cell>
          <table:table-cell office:value-type="float" office:value="127628" table:style-name="ce20">
            <text:p>127,628</text:p>
          </table:table-cell>
          <table:table-cell office:value-type="float" office:value="11.687509826312631" table:style-name="ce21">
            <text:p>11.69</text:p>
          </table:table-cell>
          <table:table-cell office:value-type="float" office:value="286536" table:style-name="ce20">
            <text:p>286,536</text:p>
          </table:table-cell>
          <table:table-cell office:value-type="float" office:value="148792" table:style-name="ce20">
            <text:p>148,792</text:p>
          </table:table-cell>
          <table:table-cell office:value-type="float" office:value="137744" table:style-name="ce20">
            <text:p>137,744</text:p>
          </table:table-cell>
          <table:table-cell office:value-type="float" office:value="12.618901135294177" table:style-name="ce21">
            <text:p>12.62</text:p>
          </table:table-cell>
          <table:table-cell office:value-type="float" office:value="133654" table:style-name="ce20">
            <text:p>133,654</text:p>
          </table:table-cell>
          <table:table-cell office:value-type="float" office:value="70170" table:style-name="ce20">
            <text:p>70,170</text:p>
          </table:table-cell>
          <table:table-cell office:value-type="float" office:value="63484" table:style-name="ce20">
            <text:p>63,484</text:p>
          </table:table-cell>
          <table:table-cell office:value-type="float" office:value="5.8860548494311642" table:style-name="ce21">
            <text:p>5.89</text:p>
          </table:table-cell>
          <table:table-cell office:value-type="float" office:value="1819930" table:style-name="ce20">
            <text:p>1,819,930</text:p>
          </table:table-cell>
          <table:table-cell office:value-type="float" office:value="889922" table:style-name="ce20">
            <text:p>889,922</text:p>
          </table:table-cell>
          <table:table-cell office:value-type="float" office:value="930008" table:style-name="ce20">
            <text:p>930,008</text:p>
          </table:table-cell>
          <table:table-cell office:value-type="float" office:value="80.148800650375279" table:style-name="ce21">
            <text:p>80.15</text:p>
          </table:table-cell>
          <table:table-cell office:value-type="float" office:value="296759" table:style-name="ce20">
            <text:p>296,759</text:p>
          </table:table-cell>
          <table:table-cell office:value-type="float" office:value="135661" table:style-name="ce20">
            <text:p>135,661</text:p>
          </table:table-cell>
          <table:table-cell office:value-type="float" office:value="161098" table:style-name="ce20">
            <text:p>161,098</text:p>
          </table:table-cell>
          <table:table-cell office:value-type="float" office:value="13.069116906806698" table:style-name="ce21">
            <text:p>13.07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臺中市</text:p>
          </table:table-cell>
          <table:table-cell office:value-type="float" office:value="2821322" table:style-name="ce20">
            <text:p>2,821,322</text:p>
          </table:table-cell>
          <table:table-cell office:value-type="float" office:value="1385204" table:style-name="ce20">
            <text:p>1,385,204</text:p>
          </table:table-cell>
          <table:table-cell office:value-type="float" office:value="1436118" table:style-name="ce20">
            <text:p>1,436,118</text:p>
          </table:table-cell>
          <table:table-cell office:value-type="float" office:value="121122" table:style-name="ce20">
            <text:p>121,122</text:p>
          </table:table-cell>
          <table:table-cell office:value-type="float" office:value="62777" table:style-name="ce20">
            <text:p>62,777</text:p>
          </table:table-cell>
          <table:table-cell office:value-type="float" office:value="58345" table:style-name="ce20">
            <text:p>58,345</text:p>
          </table:table-cell>
          <table:table-cell office:value-type="float" office:value="4.2930938049609368" table:style-name="ce21">
            <text:p>4.29</text:p>
          </table:table-cell>
          <table:table-cell office:value-type="float" office:value="180202" table:style-name="ce20">
            <text:p>180,202</text:p>
          </table:table-cell>
          <table:table-cell office:value-type="float" office:value="93552" table:style-name="ce20">
            <text:p>93,552</text:p>
          </table:table-cell>
          <table:table-cell office:value-type="float" office:value="86650" table:style-name="ce20">
            <text:p>86,650</text:p>
          </table:table-cell>
          <table:table-cell office:value-type="float" office:value="6.3871475854227198" table:style-name="ce22">
            <text:p>6.39</text:p>
          </table:table-cell>
          <table:table-cell office:value-type="float" office:value="313075" table:style-name="ce20">
            <text:p>313,075</text:p>
          </table:table-cell>
          <table:table-cell office:value-type="float" office:value="162499" table:style-name="ce20">
            <text:p>162,499</text:p>
          </table:table-cell>
          <table:table-cell office:value-type="float" office:value="150576" table:style-name="ce20">
            <text:p>150,576</text:p>
          </table:table-cell>
          <table:table-cell office:value-type="float" office:value="11.096748261984985" table:style-name="ce21">
            <text:p>11.10</text:p>
          </table:table-cell>
          <table:table-cell office:value-type="float" office:value="338811" table:style-name="ce20">
            <text:p>338,811</text:p>
          </table:table-cell>
          <table:table-cell office:value-type="float" office:value="175925" table:style-name="ce20">
            <text:p>175,925</text:p>
          </table:table-cell>
          <table:table-cell office:value-type="float" office:value="162886" table:style-name="ce20">
            <text:p>162,886</text:p>
          </table:table-cell>
          <table:table-cell office:value-type="float" office:value="12.008944742925481" table:style-name="ce21">
            <text:p>12.01</text:p>
          </table:table-cell>
          <table:table-cell office:value-type="float" office:value="162827" table:style-name="ce20">
            <text:p>162,827</text:p>
          </table:table-cell>
          <table:table-cell office:value-type="float" office:value="84550" table:style-name="ce20">
            <text:p>84,550</text:p>
          </table:table-cell>
          <table:table-cell office:value-type="float" office:value="78277" table:style-name="ce20">
            <text:p>78,277</text:p>
          </table:table-cell>
          <table:table-cell office:value-type="float" office:value="5.7713015387821738" table:style-name="ce21">
            <text:p>5.77</text:p>
          </table:table-cell>
          <table:table-cell office:value-type="float" office:value="2282524" table:style-name="ce20">
            <text:p>2,282,524</text:p>
          </table:table-cell>
          <table:table-cell office:value-type="float" office:value="1105569" table:style-name="ce20">
            <text:p>1,105,569</text:p>
          </table:table-cell>
          <table:table-cell office:value-type="float" office:value="1176955" table:style-name="ce20">
            <text:p>1,176,955</text:p>
          </table:table-cell>
          <table:table-cell office:value-type="float" office:value="80.902640676959237" table:style-name="ce21">
            <text:p>80.90</text:p>
          </table:table-cell>
          <table:table-cell office:value-type="float" office:value="390262" table:style-name="ce20">
            <text:p>390,262</text:p>
          </table:table-cell>
          <table:table-cell office:value-type="float" office:value="177732" table:style-name="ce20">
            <text:p>177,732</text:p>
          </table:table-cell>
          <table:table-cell office:value-type="float" office:value="212530" table:style-name="ce20">
            <text:p>212,530</text:p>
          </table:table-cell>
          <table:table-cell office:value-type="float" office:value="13.832593372893983" table:style-name="ce21">
            <text:p>13.83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臺南市</text:p>
          </table:table-cell>
          <table:table-cell office:value-type="float" office:value="1871961" table:style-name="ce20">
            <text:p>1,871,961</text:p>
          </table:table-cell>
          <table:table-cell office:value-type="float" office:value="932332" table:style-name="ce20">
            <text:p>932,332</text:p>
          </table:table-cell>
          <table:table-cell office:value-type="float" office:value="939629" table:style-name="ce20">
            <text:p>939,629</text:p>
          </table:table-cell>
          <table:table-cell office:value-type="float" office:value="65412" table:style-name="ce20">
            <text:p>65,412</text:p>
          </table:table-cell>
          <table:table-cell office:value-type="float" office:value="33916" table:style-name="ce20">
            <text:p>33,916</text:p>
          </table:table-cell>
          <table:table-cell office:value-type="float" office:value="31496" table:style-name="ce20">
            <text:p>31,496</text:p>
          </table:table-cell>
          <table:table-cell office:value-type="float" office:value="3.4943035672217531" table:style-name="ce21">
            <text:p>3.49</text:p>
          </table:table-cell>
          <table:table-cell office:value-type="float" office:value="98776" table:style-name="ce20">
            <text:p>98,776</text:p>
          </table:table-cell>
          <table:table-cell office:value-type="float" office:value="51177" table:style-name="ce20">
            <text:p>51,177</text:p>
          </table:table-cell>
          <table:table-cell office:value-type="float" office:value="47599" table:style-name="ce20">
            <text:p>47,599</text:p>
          </table:table-cell>
          <table:table-cell office:value-type="float" office:value="5.2766056557802221" table:style-name="ce22">
            <text:p>5.28</text:p>
          </table:table-cell>
          <table:table-cell office:value-type="float" office:value="175407" table:style-name="ce20">
            <text:p>175,407</text:p>
          </table:table-cell>
          <table:table-cell office:value-type="float" office:value="90953" table:style-name="ce20">
            <text:p>90,953</text:p>
          </table:table-cell>
          <table:table-cell office:value-type="float" office:value="84454" table:style-name="ce20">
            <text:p>84,454</text:p>
          </table:table-cell>
          <table:table-cell office:value-type="float" office:value="9.3702272643500581" table:style-name="ce21">
            <text:p>9.37</text:p>
          </table:table-cell>
          <table:table-cell office:value-type="float" office:value="190649" table:style-name="ce20">
            <text:p>190,649</text:p>
          </table:table-cell>
          <table:table-cell office:value-type="float" office:value="98725" table:style-name="ce20">
            <text:p>98,725</text:p>
          </table:table-cell>
          <table:table-cell office:value-type="float" office:value="91924" table:style-name="ce20">
            <text:p>91,924</text:p>
          </table:table-cell>
          <table:table-cell office:value-type="float" office:value="10.184453629108727" table:style-name="ce21">
            <text:p>10.18</text:p>
          </table:table-cell>
          <table:table-cell office:value-type="float" office:value="95449" table:style-name="ce20">
            <text:p>95,449</text:p>
          </table:table-cell>
          <table:table-cell office:value-type="float" office:value="49720" table:style-name="ce20">
            <text:p>49,720</text:p>
          </table:table-cell>
          <table:table-cell office:value-type="float" office:value="45729" table:style-name="ce20">
            <text:p>45,729</text:p>
          </table:table-cell>
          <table:table-cell office:value-type="float" office:value="5.0988775941379121" table:style-name="ce21">
            <text:p>5.10</text:p>
          </table:table-cell>
          <table:table-cell office:value-type="float" office:value="1564299" table:style-name="ce20">
            <text:p>1,564,299</text:p>
          </table:table-cell>
          <table:table-cell office:value-type="float" office:value="772596" table:style-name="ce20">
            <text:p>772,596</text:p>
          </table:table-cell>
          <table:table-cell office:value-type="float" office:value="791703" table:style-name="ce20">
            <text:p>791,703</text:p>
          </table:table-cell>
          <table:table-cell office:value-type="float" office:value="83.564721700932878" table:style-name="ce21">
            <text:p>83.56</text:p>
          </table:table-cell>
          <table:table-cell office:value-type="float" office:value="312968" table:style-name="ce20">
            <text:p>312,968</text:p>
          </table:table-cell>
          <table:table-cell office:value-type="float" office:value="143813" table:style-name="ce20">
            <text:p>143,813</text:p>
          </table:table-cell>
          <table:table-cell office:value-type="float" office:value="169155" table:style-name="ce20">
            <text:p>169,155</text:p>
          </table:table-cell>
          <table:table-cell office:value-type="float" office:value="16.718724375133885" table:style-name="ce21">
            <text:p>16.72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高雄市</text:p>
          </table:table-cell>
          <table:table-cell office:value-type="float" office:value="2761462" table:style-name="ce20">
            <text:p>2,761,462</text:p>
          </table:table-cell>
          <table:table-cell office:value-type="float" office:value="1361664" table:style-name="ce20">
            <text:p>1,361,664</text:p>
          </table:table-cell>
          <table:table-cell office:value-type="float" office:value="1399798" table:style-name="ce20">
            <text:p>1,399,798</text:p>
          </table:table-cell>
          <table:table-cell office:value-type="float" office:value="99631" table:style-name="ce20">
            <text:p>99,631</text:p>
          </table:table-cell>
          <table:table-cell office:value-type="float" office:value="51590" table:style-name="ce20">
            <text:p>51,590</text:p>
          </table:table-cell>
          <table:table-cell office:value-type="float" office:value="48041" table:style-name="ce20">
            <text:p>48,041</text:p>
          </table:table-cell>
          <table:table-cell office:value-type="float" office:value="3.6079076952715625" table:style-name="ce21">
            <text:p>3.61</text:p>
          </table:table-cell>
          <table:table-cell office:value-type="float" office:value="146165" table:style-name="ce20">
            <text:p>146,165</text:p>
          </table:table-cell>
          <table:table-cell office:value-type="float" office:value="75820" table:style-name="ce20">
            <text:p>75,820</text:p>
          </table:table-cell>
          <table:table-cell office:value-type="float" office:value="70345" table:style-name="ce20">
            <text:p>70,345</text:p>
          </table:table-cell>
          <table:table-cell office:value-type="float" office:value="5.293029561877006" table:style-name="ce22">
            <text:p>5.29</text:p>
          </table:table-cell>
          <table:table-cell office:value-type="float" office:value="254312" table:style-name="ce20">
            <text:p>254,312</text:p>
          </table:table-cell>
          <table:table-cell office:value-type="float" office:value="131768" table:style-name="ce20">
            <text:p>131,768</text:p>
          </table:table-cell>
          <table:table-cell office:value-type="float" office:value="122544" table:style-name="ce20">
            <text:p>122,544</text:p>
          </table:table-cell>
          <table:table-cell office:value-type="float" office:value="9.2093246258684722" table:style-name="ce21">
            <text:p>9.21</text:p>
          </table:table-cell>
          <table:table-cell office:value-type="float" office:value="275949" table:style-name="ce20">
            <text:p>275,949</text:p>
          </table:table-cell>
          <table:table-cell office:value-type="float" office:value="142917" table:style-name="ce20">
            <text:p>142,917</text:p>
          </table:table-cell>
          <table:table-cell office:value-type="float" office:value="133032" table:style-name="ce20">
            <text:p>133,032</text:p>
          </table:table-cell>
          <table:table-cell office:value-type="float" office:value="9.9928588552006143" table:style-name="ce21">
            <text:p>9.99</text:p>
          </table:table-cell>
          <table:table-cell office:value-type="float" office:value="140096" table:style-name="ce20">
            <text:p>140,096</text:p>
          </table:table-cell>
          <table:table-cell office:value-type="float" office:value="72982" table:style-name="ce20">
            <text:p>72,982</text:p>
          </table:table-cell>
          <table:table-cell office:value-type="float" office:value="67114" table:style-name="ce20">
            <text:p>67,114</text:p>
          </table:table-cell>
          <table:table-cell office:value-type="float" office:value="5.0732546745166145" table:style-name="ce21">
            <text:p>5.07</text:p>
          </table:table-cell>
          <table:table-cell office:value-type="float" office:value="2311831" table:style-name="ce20">
            <text:p>2,311,831</text:p>
          </table:table-cell>
          <table:table-cell office:value-type="float" office:value="1128258" table:style-name="ce20">
            <text:p>1,128,258</text:p>
          </table:table-cell>
          <table:table-cell office:value-type="float" office:value="1183573" table:style-name="ce20">
            <text:p>1,183,573</text:p>
          </table:table-cell>
          <table:table-cell office:value-type="float" office:value="83.717646666874288" table:style-name="ce21">
            <text:p>83.72</text:p>
          </table:table-cell>
          <table:table-cell office:value-type="float" office:value="467158" table:style-name="ce20">
            <text:p>467,158</text:p>
          </table:table-cell>
          <table:table-cell office:value-type="float" office:value="211568" table:style-name="ce20">
            <text:p>211,568</text:p>
          </table:table-cell>
          <table:table-cell office:value-type="float" office:value="255590" table:style-name="ce20">
            <text:p>255,590</text:p>
          </table:table-cell>
          <table:table-cell office:value-type="float" office:value="16.917053357967625" table:style-name="ce21">
            <text:p>16.92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臺灣省</text:p>
          </table:table-cell>
          <table:table-cell office:value-type="float" office:value="7031313" table:style-name="ce20">
            <text:p>7,031,313</text:p>
          </table:table-cell>
          <table:table-cell office:value-type="float" office:value="3574499" table:style-name="ce20">
            <text:p>3,574,499</text:p>
          </table:table-cell>
          <table:table-cell office:value-type="float" office:value="3456814" table:style-name="ce20">
            <text:p>3,456,814</text:p>
          </table:table-cell>
          <table:table-cell office:value-type="float" office:value="253517" table:style-name="ce20">
            <text:p>253,517</text:p>
          </table:table-cell>
          <table:table-cell office:value-type="float" office:value="131484" table:style-name="ce20">
            <text:p>131,484</text:p>
          </table:table-cell>
          <table:table-cell office:value-type="float" office:value="122033" table:style-name="ce20">
            <text:p>122,033</text:p>
          </table:table-cell>
          <table:table-cell office:value-type="float" office:value="3.6055428054475742" table:style-name="ce21">
            <text:p>3.61</text:p>
          </table:table-cell>
          <table:table-cell office:value-type="float" office:value="373505" table:style-name="ce20">
            <text:p>373,505</text:p>
          </table:table-cell>
          <table:table-cell office:value-type="float" office:value="193586" table:style-name="ce20">
            <text:p>193,586</text:p>
          </table:table-cell>
          <table:table-cell office:value-type="float" office:value="179919" table:style-name="ce20">
            <text:p>179,919</text:p>
          </table:table-cell>
          <table:table-cell office:value-type="float" office:value="5.312023515380413" table:style-name="ce22">
            <text:p>5.31</text:p>
          </table:table-cell>
          <table:table-cell office:value-type="float" office:value="661949" table:style-name="ce20">
            <text:p>661,949</text:p>
          </table:table-cell>
          <table:table-cell office:value-type="float" office:value="343688" table:style-name="ce20">
            <text:p>343,688</text:p>
          </table:table-cell>
          <table:table-cell office:value-type="float" office:value="318261" table:style-name="ce20">
            <text:p>318,261</text:p>
          </table:table-cell>
          <table:table-cell office:value-type="float" office:value="9.4143014256370048" table:style-name="ce21">
            <text:p>9.41</text:p>
          </table:table-cell>
          <table:table-cell office:value-type="float" office:value="720391" table:style-name="ce20">
            <text:p>720,391</text:p>
          </table:table-cell>
          <table:table-cell office:value-type="float" office:value="374448" table:style-name="ce20">
            <text:p>374,448</text:p>
          </table:table-cell>
          <table:table-cell office:value-type="float" office:value="345943" table:style-name="ce20">
            <text:p>345,943</text:p>
          </table:table-cell>
          <table:table-cell office:value-type="float" office:value="10.245469089485846" table:style-name="ce21">
            <text:p>10.25</text:p>
          </table:table-cell>
          <table:table-cell office:value-type="float" office:value="383213" table:style-name="ce20">
            <text:p>383,213</text:p>
          </table:table-cell>
          <table:table-cell office:value-type="float" office:value="201217" table:style-name="ce20">
            <text:p>201,217</text:p>
          </table:table-cell>
          <table:table-cell office:value-type="float" office:value="181996" table:style-name="ce20">
            <text:p>181,996</text:p>
          </table:table-cell>
          <table:table-cell office:value-type="float" office:value="5.4500916116236047" table:style-name="ce21">
            <text:p>5.45</text:p>
          </table:table-cell>
          <table:table-cell office:value-type="float" office:value="5828951" table:style-name="ce20">
            <text:p>5,828,951</text:p>
          </table:table-cell>
          <table:table-cell office:value-type="float" office:value="2947391" table:style-name="ce20">
            <text:p>2,947,391</text:p>
          </table:table-cell>
          <table:table-cell office:value-type="float" office:value="2881560" table:style-name="ce20">
            <text:p>2,881,560</text:p>
          </table:table-cell>
          <table:table-cell office:value-type="float" office:value="82.899893661397243" table:style-name="ce21">
            <text:p>82.90</text:p>
          </table:table-cell>
          <table:table-cell office:value-type="float" office:value="1215207" table:style-name="ce20">
            <text:p>1,215,207</text:p>
          </table:table-cell>
          <table:table-cell office:value-type="float" office:value="561987" table:style-name="ce20">
            <text:p>561,987</text:p>
          </table:table-cell>
          <table:table-cell office:value-type="float" office:value="653220" table:style-name="ce20">
            <text:p>653,220</text:p>
          </table:table-cell>
          <table:table-cell office:value-type="float" office:value="17.28278914620925" table:style-name="ce21">
            <text:p>17.28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宜蘭縣</text:p>
          </table:table-cell>
          <table:table-cell office:value-type="float" office:value="452497" table:style-name="ce24">
            <text:p>452,497</text:p>
          </table:table-cell>
          <table:table-cell office:value-type="float" office:value="227987" table:style-name="ce24">
            <text:p>227,987</text:p>
          </table:table-cell>
          <table:table-cell office:value-type="float" office:value="224510" table:style-name="ce24">
            <text:p>224,510</text:p>
          </table:table-cell>
          <table:table-cell office:value-type="float" office:value="15853" table:style-name="ce24">
            <text:p>15,853</text:p>
          </table:table-cell>
          <table:table-cell office:value-type="float" office:value="8129" table:style-name="ce24">
            <text:p>8,129</text:p>
          </table:table-cell>
          <table:table-cell office:value-type="float" office:value="7724" table:style-name="ce24">
            <text:p>7,724</text:p>
          </table:table-cell>
          <table:table-cell office:value-type="float" office:value="3.5034486416484532" table:style-name="ce25">
            <text:p>3.50</text:p>
          </table:table-cell>
          <table:table-cell office:value-type="float" office:value="23295" table:style-name="ce24">
            <text:p>23,295</text:p>
          </table:table-cell>
          <table:table-cell office:value-type="float" office:value="11981" table:style-name="ce24">
            <text:p>11,981</text:p>
          </table:table-cell>
          <table:table-cell office:value-type="float" office:value="11314" table:style-name="ce24">
            <text:p>11,314</text:p>
          </table:table-cell>
          <table:table-cell office:value-type="float" office:value="5.1481004293951118" table:style-name="ce26">
            <text:p>5.15</text:p>
          </table:table-cell>
          <table:table-cell office:value-type="float" office:value="41440" table:style-name="ce24">
            <text:p>41,440</text:p>
          </table:table-cell>
          <table:table-cell office:value-type="float" office:value="21452" table:style-name="ce24">
            <text:p>21,452</text:p>
          </table:table-cell>
          <table:table-cell office:value-type="float" office:value="19988" table:style-name="ce24">
            <text:p>19,988</text:p>
          </table:table-cell>
          <table:table-cell office:value-type="float" office:value="9.1580717662216546" table:style-name="ce25">
            <text:p>9.16</text:p>
          </table:table-cell>
          <table:table-cell office:value-type="float" office:value="45116" table:style-name="ce24">
            <text:p>45,116</text:p>
          </table:table-cell>
          <table:table-cell office:value-type="float" office:value="23386" table:style-name="ce24">
            <text:p>23,386</text:p>
          </table:table-cell>
          <table:table-cell office:value-type="float" office:value="21730" table:style-name="ce24">
            <text:p>21,730</text:p>
          </table:table-cell>
          <table:table-cell office:value-type="float" office:value="9.9704528427812793" table:style-name="ce25">
            <text:p>9.97</text:p>
          </table:table-cell>
          <table:table-cell office:value-type="float" office:value="23818" table:style-name="ce24">
            <text:p>23,818</text:p>
          </table:table-cell>
          <table:table-cell office:value-type="float" office:value="12372" table:style-name="ce24">
            <text:p>12,372</text:p>
          </table:table-cell>
          <table:table-cell office:value-type="float" office:value="11446" table:style-name="ce24">
            <text:p>11,446</text:p>
          </table:table-cell>
          <table:table-cell office:value-type="float" office:value="5.2636813061744059" table:style-name="ce25">
            <text:p>5.26</text:p>
          </table:table-cell>
          <table:table-cell office:value-type="float" office:value="377583" table:style-name="ce24">
            <text:p>377,583</text:p>
          </table:table-cell>
          <table:table-cell office:value-type="float" office:value="189167" table:style-name="ce24">
            <text:p>189,167</text:p>
          </table:table-cell>
          <table:table-cell office:value-type="float" office:value="188416" table:style-name="ce24">
            <text:p>188,416</text:p>
          </table:table-cell>
          <table:table-cell office:value-type="float" office:value="83.444310128022948" table:style-name="ce25">
            <text:p>83.44</text:p>
          </table:table-cell>
          <table:table-cell office:value-type="float" office:value="78936" table:style-name="ce24">
            <text:p>78,936</text:p>
          </table:table-cell>
          <table:table-cell office:value-type="float" office:value="36500" table:style-name="ce24">
            <text:p>36,500</text:p>
          </table:table-cell>
          <table:table-cell office:value-type="float" office:value="42436" table:style-name="ce24">
            <text:p>42,436</text:p>
          </table:table-cell>
          <table:table-cell office:value-type="float" office:value="17.444535543882058" table:style-name="ce25">
            <text:p>17.44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新竹縣</text:p>
          </table:table-cell>
          <table:table-cell office:value-type="float" office:value="571774" table:style-name="ce24">
            <text:p>571,774</text:p>
          </table:table-cell>
          <table:table-cell office:value-type="float" office:value="291853" table:style-name="ce24">
            <text:p>291,853</text:p>
          </table:table-cell>
          <table:table-cell office:value-type="float" office:value="279921" table:style-name="ce24">
            <text:p>279,921</text:p>
          </table:table-cell>
          <table:table-cell office:value-type="float" office:value="27534" table:style-name="ce24">
            <text:p>27,534</text:p>
          </table:table-cell>
          <table:table-cell office:value-type="float" office:value="14335" table:style-name="ce24">
            <text:p>14,335</text:p>
          </table:table-cell>
          <table:table-cell office:value-type="float" office:value="13199" table:style-name="ce24">
            <text:p>13,199</text:p>
          </table:table-cell>
          <table:table-cell office:value-type="float" office:value="4.815539006670468" table:style-name="ce25">
            <text:p>4.82</text:p>
          </table:table-cell>
          <table:table-cell office:value-type="float" office:value="41371" table:style-name="ce24">
            <text:p>41,371</text:p>
          </table:table-cell>
          <table:table-cell office:value-type="float" office:value="21536" table:style-name="ce24">
            <text:p>21,536</text:p>
          </table:table-cell>
          <table:table-cell office:value-type="float" office:value="19835" table:style-name="ce24">
            <text:p>19,835</text:p>
          </table:table-cell>
          <table:table-cell office:value-type="float" office:value="7.2355511093543949" table:style-name="ce26">
            <text:p>7.24</text:p>
          </table:table-cell>
          <table:table-cell office:value-type="float" office:value="73427" table:style-name="ce24">
            <text:p>73,427</text:p>
          </table:table-cell>
          <table:table-cell office:value-type="float" office:value="38067" table:style-name="ce24">
            <text:p>38,067</text:p>
          </table:table-cell>
          <table:table-cell office:value-type="float" office:value="35360" table:style-name="ce24">
            <text:p>35,360</text:p>
          </table:table-cell>
          <table:table-cell office:value-type="float" office:value="12.841962033950477" table:style-name="ce25">
            <text:p>12.84</text:p>
          </table:table-cell>
          <table:table-cell office:value-type="float" office:value="79434" table:style-name="ce24">
            <text:p>79,434</text:p>
          </table:table-cell>
          <table:table-cell office:value-type="float" office:value="41242" table:style-name="ce24">
            <text:p>41,242</text:p>
          </table:table-cell>
          <table:table-cell office:value-type="float" office:value="38192" table:style-name="ce24">
            <text:p>38,192</text:p>
          </table:table-cell>
          <table:table-cell office:value-type="float" office:value="13.892551952344808" table:style-name="ce25">
            <text:p>13.89</text:p>
          </table:table-cell>
          <table:table-cell office:value-type="float" office:value="36740" table:style-name="ce24">
            <text:p>36,740</text:p>
          </table:table-cell>
          <table:table-cell office:value-type="float" office:value="19260" table:style-name="ce24">
            <text:p>19,260</text:p>
          </table:table-cell>
          <table:table-cell office:value-type="float" office:value="17480" table:style-name="ce24">
            <text:p>17,480</text:p>
          </table:table-cell>
          <table:table-cell office:value-type="float" office:value="6.4256157153001006" table:style-name="ce25">
            <text:p>6.43</text:p>
          </table:table-cell>
          <table:table-cell office:value-type="float" office:value="448207" table:style-name="ce24">
            <text:p>448,207</text:p>
          </table:table-cell>
          <table:table-cell office:value-type="float" office:value="227450" table:style-name="ce24">
            <text:p>227,450</text:p>
          </table:table-cell>
          <table:table-cell office:value-type="float" office:value="220757" table:style-name="ce24">
            <text:p>220,757</text:p>
          </table:table-cell>
          <table:table-cell office:value-type="float" office:value="78.388838946856623" table:style-name="ce25">
            <text:p>78.39</text:p>
          </table:table-cell>
          <table:table-cell office:value-type="float" office:value="74713" table:style-name="ce24">
            <text:p>74,713</text:p>
          </table:table-cell>
          <table:table-cell office:value-type="float" office:value="35633" table:style-name="ce24">
            <text:p>35,633</text:p>
          </table:table-cell>
          <table:table-cell office:value-type="float" office:value="39080" table:style-name="ce24">
            <text:p>39,080</text:p>
          </table:table-cell>
          <table:table-cell office:value-type="float" office:value="13.066876073413622" table:style-name="ce25">
            <text:p>13.07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苗栗縣</text:p>
          </table:table-cell>
          <table:table-cell office:value-type="float" office:value="541460" table:style-name="ce24">
            <text:p>541,460</text:p>
          </table:table-cell>
          <table:table-cell office:value-type="float" office:value="279101" table:style-name="ce24">
            <text:p>279,101</text:p>
          </table:table-cell>
          <table:table-cell office:value-type="float" office:value="262359" table:style-name="ce24">
            <text:p>262,359</text:p>
          </table:table-cell>
          <table:table-cell office:value-type="float" office:value="17409" table:style-name="ce24">
            <text:p>17,409</text:p>
          </table:table-cell>
          <table:table-cell office:value-type="float" office:value="9016" table:style-name="ce24">
            <text:p>9,016</text:p>
          </table:table-cell>
          <table:table-cell office:value-type="float" office:value="8393" table:style-name="ce24">
            <text:p>8,393</text:p>
          </table:table-cell>
          <table:table-cell office:value-type="float" office:value="3.2151959516861819" table:style-name="ce25">
            <text:p>3.22</text:p>
          </table:table-cell>
          <table:table-cell office:value-type="float" office:value="27307" table:style-name="ce24">
            <text:p>27,307</text:p>
          </table:table-cell>
          <table:table-cell office:value-type="float" office:value="14061" table:style-name="ce24">
            <text:p>14,061</text:p>
          </table:table-cell>
          <table:table-cell office:value-type="float" office:value="13246" table:style-name="ce24">
            <text:p>13,246</text:p>
          </table:table-cell>
          <table:table-cell office:value-type="float" office:value="5.0432164887526314" table:style-name="ce26">
            <text:p>5.04</text:p>
          </table:table-cell>
          <table:table-cell office:value-type="float" office:value="50751" table:style-name="ce24">
            <text:p>50,751</text:p>
          </table:table-cell>
          <table:table-cell office:value-type="float" office:value="26173" table:style-name="ce24">
            <text:p>26,173</text:p>
          </table:table-cell>
          <table:table-cell office:value-type="float" office:value="24578" table:style-name="ce24">
            <text:p>24,578</text:p>
          </table:table-cell>
          <table:table-cell office:value-type="float" office:value="9.3729915413880978" table:style-name="ce25">
            <text:p>9.37</text:p>
          </table:table-cell>
          <table:table-cell office:value-type="float" office:value="55337" table:style-name="ce24">
            <text:p>55,337</text:p>
          </table:table-cell>
          <table:table-cell office:value-type="float" office:value="28584" table:style-name="ce24">
            <text:p>28,584</text:p>
          </table:table-cell>
          <table:table-cell office:value-type="float" office:value="26753" table:style-name="ce24">
            <text:p>26,753</text:p>
          </table:table-cell>
          <table:table-cell office:value-type="float" office:value="10.219960846599934" table:style-name="ce25">
            <text:p>10.22</text:p>
          </table:table-cell>
          <table:table-cell office:value-type="float" office:value="29988" table:style-name="ce24">
            <text:p>29,988</text:p>
          </table:table-cell>
          <table:table-cell office:value-type="float" office:value="15902" table:style-name="ce24">
            <text:p>15,902</text:p>
          </table:table-cell>
          <table:table-cell office:value-type="float" office:value="14086" table:style-name="ce24">
            <text:p>14,086</text:p>
          </table:table-cell>
          <table:table-cell office:value-type="float" office:value="5.538359250914195" table:style-name="ce25">
            <text:p>5.54</text:p>
          </table:table-cell>
          <table:table-cell office:value-type="float" office:value="448334" table:style-name="ce24">
            <text:p>448,334</text:p>
          </table:table-cell>
          <table:table-cell office:value-type="float" office:value="230425" table:style-name="ce24">
            <text:p>230,425</text:p>
          </table:table-cell>
          <table:table-cell office:value-type="float" office:value="217909" table:style-name="ce24">
            <text:p>217,909</text:p>
          </table:table-cell>
          <table:table-cell office:value-type="float" office:value="82.800945591548782" table:style-name="ce25">
            <text:p>82.80</text:p>
          </table:table-cell>
          <table:table-cell office:value-type="float" office:value="93776" table:style-name="ce24">
            <text:p>93,776</text:p>
          </table:table-cell>
          <table:table-cell office:value-type="float" office:value="44516" table:style-name="ce24">
            <text:p>44,516</text:p>
          </table:table-cell>
          <table:table-cell office:value-type="float" office:value="49260" table:style-name="ce24">
            <text:p>49,260</text:p>
          </table:table-cell>
          <table:table-cell office:value-type="float" office:value="17.319100210541869" table:style-name="ce25">
            <text:p>17.32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彰化縣</text:p>
          </table:table-cell>
          <table:table-cell office:value-type="float" office:value="1263635" table:style-name="ce24">
            <text:p>1,263,635</text:p>
          </table:table-cell>
          <table:table-cell office:value-type="float" office:value="642259" table:style-name="ce24">
            <text:p>642,259</text:p>
          </table:table-cell>
          <table:table-cell office:value-type="float" office:value="621376" table:style-name="ce24">
            <text:p>621,376</text:p>
          </table:table-cell>
          <table:table-cell office:value-type="float" office:value="52207" table:style-name="ce24">
            <text:p>52,207</text:p>
          </table:table-cell>
          <table:table-cell office:value-type="float" office:value="27128" table:style-name="ce24">
            <text:p>27,128</text:p>
          </table:table-cell>
          <table:table-cell office:value-type="float" office:value="25079" table:style-name="ce24">
            <text:p>25,079</text:p>
          </table:table-cell>
          <table:table-cell office:value-type="float" office:value="4.1314936670794973" table:style-name="ce25">
            <text:p>4.13</text:p>
          </table:table-cell>
          <table:table-cell office:value-type="float" office:value="73913" table:style-name="ce24">
            <text:p>73,913</text:p>
          </table:table-cell>
          <table:table-cell office:value-type="float" office:value="38467" table:style-name="ce24">
            <text:p>38,467</text:p>
          </table:table-cell>
          <table:table-cell office:value-type="float" office:value="35446" table:style-name="ce24">
            <text:p>35,446</text:p>
          </table:table-cell>
          <table:table-cell office:value-type="float" office:value="5.8492365279530878" table:style-name="ce26">
            <text:p>5.85</text:p>
          </table:table-cell>
          <table:table-cell office:value-type="float" office:value="125720" table:style-name="ce24">
            <text:p>125,720</text:p>
          </table:table-cell>
          <table:table-cell office:value-type="float" office:value="65418" table:style-name="ce24">
            <text:p>65,418</text:p>
          </table:table-cell>
          <table:table-cell office:value-type="float" office:value="60302" table:style-name="ce24">
            <text:p>60,302</text:p>
          </table:table-cell>
          <table:table-cell office:value-type="float" office:value="9.9490754846138323" table:style-name="ce25">
            <text:p>9.95</text:p>
          </table:table-cell>
          <table:table-cell office:value-type="float" office:value="136437" table:style-name="ce24">
            <text:p>136,437</text:p>
          </table:table-cell>
          <table:table-cell office:value-type="float" office:value="70979" table:style-name="ce24">
            <text:p>70,979</text:p>
          </table:table-cell>
          <table:table-cell office:value-type="float" office:value="65458" table:style-name="ce24">
            <text:p>65,458</text:p>
          </table:table-cell>
          <table:table-cell office:value-type="float" office:value="10.797184313508252" table:style-name="ce25">
            <text:p>10.80</text:p>
          </table:table-cell>
          <table:table-cell office:value-type="float" office:value="70528" table:style-name="ce24">
            <text:p>70,528</text:p>
          </table:table-cell>
          <table:table-cell office:value-type="float" office:value="37229" table:style-name="ce24">
            <text:p>37,229</text:p>
          </table:table-cell>
          <table:table-cell office:value-type="float" office:value="33299" table:style-name="ce24">
            <text:p>33,299</text:p>
          </table:table-cell>
          <table:table-cell office:value-type="float" office:value="5.5813585410343967" table:style-name="ce25">
            <text:p>5.58</text:p>
          </table:table-cell>
          <table:table-cell office:value-type="float" office:value="1038373" table:style-name="ce24">
            <text:p>1,038,373</text:p>
          </table:table-cell>
          <table:table-cell office:value-type="float" office:value="524387" table:style-name="ce24">
            <text:p>524,387</text:p>
          </table:table-cell>
          <table:table-cell office:value-type="float" office:value="513986" table:style-name="ce24">
            <text:p>513,986</text:p>
          </table:table-cell>
          <table:table-cell office:value-type="float" office:value="82.17349155412758" table:style-name="ce25">
            <text:p>82.17</text:p>
          </table:table-cell>
          <table:table-cell office:value-type="float" office:value="212961" table:style-name="ce24">
            <text:p>212,961</text:p>
          </table:table-cell>
          <table:table-cell office:value-type="float" office:value="98289" table:style-name="ce24">
            <text:p>98,289</text:p>
          </table:table-cell>
          <table:table-cell office:value-type="float" office:value="114672" table:style-name="ce24">
            <text:p>114,672</text:p>
          </table:table-cell>
          <table:table-cell office:value-type="float" office:value="16.853046963719745" table:style-name="ce25">
            <text:p>16.85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南投縣</text:p>
          </table:table-cell>
          <table:table-cell office:value-type="float" office:value="489509" table:style-name="ce24">
            <text:p>489,509</text:p>
          </table:table-cell>
          <table:table-cell office:value-type="float" office:value="250143" table:style-name="ce24">
            <text:p>250,143</text:p>
          </table:table-cell>
          <table:table-cell office:value-type="float" office:value="239366" table:style-name="ce24">
            <text:p>239,366</text:p>
          </table:table-cell>
          <table:table-cell office:value-type="float" office:value="15364" table:style-name="ce24">
            <text:p>15,364</text:p>
          </table:table-cell>
          <table:table-cell office:value-type="float" office:value="8017" table:style-name="ce24">
            <text:p>8,017</text:p>
          </table:table-cell>
          <table:table-cell office:value-type="float" office:value="7347" table:style-name="ce24">
            <text:p>7,347</text:p>
          </table:table-cell>
          <table:table-cell office:value-type="float" office:value="3.1386552647653057" table:style-name="ce25">
            <text:p>3.14</text:p>
          </table:table-cell>
          <table:table-cell office:value-type="float" office:value="22585" table:style-name="ce24">
            <text:p>22,585</text:p>
          </table:table-cell>
          <table:table-cell office:value-type="float" office:value="11737" table:style-name="ce24">
            <text:p>11,737</text:p>
          </table:table-cell>
          <table:table-cell office:value-type="float" office:value="10848" table:style-name="ce24">
            <text:p>10,848</text:p>
          </table:table-cell>
          <table:table-cell office:value-type="float" office:value="4.6138068962981276" table:style-name="ce26">
            <text:p>4.61</text:p>
          </table:table-cell>
          <table:table-cell office:value-type="float" office:value="40421" table:style-name="ce24">
            <text:p>40,421</text:p>
          </table:table-cell>
          <table:table-cell office:value-type="float" office:value="21032" table:style-name="ce24">
            <text:p>21,032</text:p>
          </table:table-cell>
          <table:table-cell office:value-type="float" office:value="19389" table:style-name="ce24">
            <text:p>19,389</text:p>
          </table:table-cell>
          <table:table-cell office:value-type="float" office:value="8.2574579834078641" table:style-name="ce25">
            <text:p>8.26</text:p>
          </table:table-cell>
          <table:table-cell office:value-type="float" office:value="44048" table:style-name="ce24">
            <text:p>44,048</text:p>
          </table:table-cell>
          <table:table-cell office:value-type="float" office:value="22917" table:style-name="ce24">
            <text:p>22,917</text:p>
          </table:table-cell>
          <table:table-cell office:value-type="float" office:value="21131" table:style-name="ce24">
            <text:p>21,131</text:p>
          </table:table-cell>
          <table:table-cell office:value-type="float" office:value="8.998404523716621" table:style-name="ce25">
            <text:p>9.00</text:p>
          </table:table-cell>
          <table:table-cell office:value-type="float" office:value="25219" table:style-name="ce24">
            <text:p>25,219</text:p>
          </table:table-cell>
          <table:table-cell office:value-type="float" office:value="13090" table:style-name="ce24">
            <text:p>13,090</text:p>
          </table:table-cell>
          <table:table-cell office:value-type="float" office:value="12129" table:style-name="ce24">
            <text:p>12,129</text:p>
          </table:table-cell>
          <table:table-cell office:value-type="float" office:value="5.1518971050583335" table:style-name="ce25">
            <text:p>5.15</text:p>
          </table:table-cell>
          <table:table-cell office:value-type="float" office:value="412934" table:style-name="ce24">
            <text:p>412,934</text:p>
          </table:table-cell>
          <table:table-cell office:value-type="float" office:value="210300" table:style-name="ce24">
            <text:p>210,300</text:p>
          </table:table-cell>
          <table:table-cell office:value-type="float" office:value="202634" table:style-name="ce24">
            <text:p>202,634</text:p>
          </table:table-cell>
          <table:table-cell office:value-type="float" office:value="84.356773828468931" table:style-name="ce25">
            <text:p>84.36</text:p>
          </table:table-cell>
          <table:table-cell office:value-type="float" office:value="92264" table:style-name="ce24">
            <text:p>92,264</text:p>
          </table:table-cell>
          <table:table-cell office:value-type="float" office:value="43378" table:style-name="ce24">
            <text:p>43,378</text:p>
          </table:table-cell>
          <table:table-cell office:value-type="float" office:value="48886" table:style-name="ce24">
            <text:p>48,886</text:p>
          </table:table-cell>
          <table:table-cell office:value-type="float" office:value="18.848274495463819" table:style-name="ce25">
            <text:p>18.85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雲林縣</text:p>
          </table:table-cell>
          <table:table-cell office:value-type="float" office:value="675074" table:style-name="ce24">
            <text:p>675,074</text:p>
          </table:table-cell>
          <table:table-cell office:value-type="float" office:value="349135" table:style-name="ce24">
            <text:p>349,135</text:p>
          </table:table-cell>
          <table:table-cell office:value-type="float" office:value="325939" table:style-name="ce24">
            <text:p>325,939</text:p>
          </table:table-cell>
          <table:table-cell office:value-type="float" office:value="21465" table:style-name="ce24">
            <text:p>21,465</text:p>
          </table:table-cell>
          <table:table-cell office:value-type="float" office:value="11074" table:style-name="ce24">
            <text:p>11,074</text:p>
          </table:table-cell>
          <table:table-cell office:value-type="float" office:value="10391" table:style-name="ce24">
            <text:p>10,391</text:p>
          </table:table-cell>
          <table:table-cell office:value-type="float" office:value="3.1796514159929132" table:style-name="ce25">
            <text:p>3.18</text:p>
          </table:table-cell>
          <table:table-cell office:value-type="float" office:value="31452" table:style-name="ce24">
            <text:p>31,452</text:p>
          </table:table-cell>
          <table:table-cell office:value-type="float" office:value="16198" table:style-name="ce24">
            <text:p>16,198</text:p>
          </table:table-cell>
          <table:table-cell office:value-type="float" office:value="15254" table:style-name="ce24">
            <text:p>15,254</text:p>
          </table:table-cell>
          <table:table-cell office:value-type="float" office:value="4.6590447862012159" table:style-name="ce26">
            <text:p>4.66</text:p>
          </table:table-cell>
          <table:table-cell office:value-type="float" office:value="56746" table:style-name="ce24">
            <text:p>56,746</text:p>
          </table:table-cell>
          <table:table-cell office:value-type="float" office:value="29391" table:style-name="ce24">
            <text:p>29,391</text:p>
          </table:table-cell>
          <table:table-cell office:value-type="float" office:value="27355" table:style-name="ce24">
            <text:p>27,355</text:p>
          </table:table-cell>
          <table:table-cell office:value-type="float" office:value="8.4058932798478381" table:style-name="ce25">
            <text:p>8.41</text:p>
          </table:table-cell>
          <table:table-cell office:value-type="float" office:value="62239" table:style-name="ce24">
            <text:p>62,239</text:p>
          </table:table-cell>
          <table:table-cell office:value-type="float" office:value="32248" table:style-name="ce24">
            <text:p>32,248</text:p>
          </table:table-cell>
          <table:table-cell office:value-type="float" office:value="29991" table:style-name="ce24">
            <text:p>29,991</text:p>
          </table:table-cell>
          <table:table-cell office:value-type="float" office:value="9.2195818532486804" table:style-name="ce25">
            <text:p>9.22</text:p>
          </table:table-cell>
          <table:table-cell office:value-type="float" office:value="37054" table:style-name="ce24">
            <text:p>37,054</text:p>
          </table:table-cell>
          <table:table-cell office:value-type="float" office:value="19451" table:style-name="ce24">
            <text:p>19,451</text:p>
          </table:table-cell>
          <table:table-cell office:value-type="float" office:value="17603" table:style-name="ce24">
            <text:p>17,603</text:p>
          </table:table-cell>
          <table:table-cell office:value-type="float" office:value="5.4888797376287632" table:style-name="ce25">
            <text:p>5.49</text:p>
          </table:table-cell>
          <table:table-cell office:value-type="float" office:value="565960" table:style-name="ce24">
            <text:p>565,960</text:p>
          </table:table-cell>
          <table:table-cell office:value-type="float" office:value="292351" table:style-name="ce24">
            <text:p>292,351</text:p>
          </table:table-cell>
          <table:table-cell office:value-type="float" office:value="273609" table:style-name="ce24">
            <text:p>273,609</text:p>
          </table:table-cell>
          <table:table-cell office:value-type="float" office:value="83.836734935725559" table:style-name="ce25">
            <text:p>83.84</text:p>
          </table:table-cell>
          <table:table-cell office:value-type="float" office:value="130183" table:style-name="ce24">
            <text:p>130,183</text:p>
          </table:table-cell>
          <table:table-cell office:value-type="float" office:value="59833" table:style-name="ce24">
            <text:p>59,833</text:p>
          </table:table-cell>
          <table:table-cell office:value-type="float" office:value="70350" table:style-name="ce24">
            <text:p>70,350</text:p>
          </table:table-cell>
          <table:table-cell office:value-type="float" office:value="19.284256244500604" table:style-name="ce25">
            <text:p>19.28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嘉義縣</text:p>
          </table:table-cell>
          <table:table-cell office:value-type="float" office:value="498031" table:style-name="ce24">
            <text:p>498,031</text:p>
          </table:table-cell>
          <table:table-cell office:value-type="float" office:value="258321" table:style-name="ce24">
            <text:p>258,321</text:p>
          </table:table-cell>
          <table:table-cell office:value-type="float" office:value="239710" table:style-name="ce24">
            <text:p>239,710</text:p>
          </table:table-cell>
          <table:table-cell office:value-type="float" office:value="13422" table:style-name="ce24">
            <text:p>13,422</text:p>
          </table:table-cell>
          <table:table-cell office:value-type="float" office:value="6862" table:style-name="ce24">
            <text:p>6,862</text:p>
          </table:table-cell>
          <table:table-cell office:value-type="float" office:value="6560" table:style-name="ce24">
            <text:p>6,560</text:p>
          </table:table-cell>
          <table:table-cell office:value-type="float" office:value="2.695012961040578" table:style-name="ce25">
            <text:p>2.70</text:p>
          </table:table-cell>
          <table:table-cell office:value-type="float" office:value="19260" table:style-name="ce24">
            <text:p>19,260</text:p>
          </table:table-cell>
          <table:table-cell office:value-type="float" office:value="9885" table:style-name="ce24">
            <text:p>9,885</text:p>
          </table:table-cell>
          <table:table-cell office:value-type="float" office:value="9375" table:style-name="ce24">
            <text:p>9,375</text:p>
          </table:table-cell>
          <table:table-cell office:value-type="float" office:value="3.8672291483863455" table:style-name="ce26">
            <text:p>3.87</text:p>
          </table:table-cell>
          <table:table-cell office:value-type="float" office:value="34115" table:style-name="ce24">
            <text:p>34,115</text:p>
          </table:table-cell>
          <table:table-cell office:value-type="float" office:value="17652" table:style-name="ce24">
            <text:p>17,652</text:p>
          </table:table-cell>
          <table:table-cell office:value-type="float" office:value="16463" table:style-name="ce24">
            <text:p>16,463</text:p>
          </table:table-cell>
          <table:table-cell office:value-type="float" office:value="6.8499752023468421" table:style-name="ce25">
            <text:p>6.85</text:p>
          </table:table-cell>
          <table:table-cell office:value-type="float" office:value="37213" table:style-name="ce24">
            <text:p>37,213</text:p>
          </table:table-cell>
          <table:table-cell office:value-type="float" office:value="19287" table:style-name="ce24">
            <text:p>19,287</text:p>
          </table:table-cell>
          <table:table-cell office:value-type="float" office:value="17926" table:style-name="ce24">
            <text:p>17,926</text:p>
          </table:table-cell>
          <table:table-cell office:value-type="float" office:value="7.4720248337954862" table:style-name="ce25">
            <text:p>7.47</text:p>
          </table:table-cell>
          <table:table-cell office:value-type="float" office:value="23832" table:style-name="ce24">
            <text:p>23,832</text:p>
          </table:table-cell>
          <table:table-cell office:value-type="float" office:value="12552" table:style-name="ce24">
            <text:p>12,552</text:p>
          </table:table-cell>
          <table:table-cell office:value-type="float" office:value="11280" table:style-name="ce24">
            <text:p>11,280</text:p>
          </table:table-cell>
          <table:table-cell office:value-type="float" office:value="4.7852442920219822" table:style-name="ce25">
            <text:p>4.79</text:p>
          </table:table-cell>
          <table:table-cell office:value-type="float" office:value="428972" table:style-name="ce24">
            <text:p>428,972</text:p>
          </table:table-cell>
          <table:table-cell office:value-type="float" office:value="222290" table:style-name="ce24">
            <text:p>222,290</text:p>
          </table:table-cell>
          <table:table-cell office:value-type="float" office:value="206682" table:style-name="ce24">
            <text:p>206,682</text:p>
          </table:table-cell>
          <table:table-cell office:value-type="float" office:value="86.133594093540367" table:style-name="ce25">
            <text:p>86.13</text:p>
          </table:table-cell>
          <table:table-cell office:value-type="float" office:value="102388" table:style-name="ce24">
            <text:p>102,388</text:p>
          </table:table-cell>
          <table:table-cell office:value-type="float" office:value="47585" table:style-name="ce24">
            <text:p>47,585</text:p>
          </table:table-cell>
          <table:table-cell office:value-type="float" office:value="54803" table:style-name="ce24">
            <text:p>54,803</text:p>
          </table:table-cell>
          <table:table-cell office:value-type="float" office:value="20.558559607735262" table:style-name="ce25">
            <text:p>20.56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屏東縣</text:p>
          </table:table-cell>
          <table:table-cell office:value-type="float" office:value="810449" table:style-name="ce24">
            <text:p>810,449</text:p>
          </table:table-cell>
          <table:table-cell office:value-type="float" office:value="412817" table:style-name="ce24">
            <text:p>412,817</text:p>
          </table:table-cell>
          <table:table-cell office:value-type="float" office:value="397632" table:style-name="ce24">
            <text:p>397,632</text:p>
          </table:table-cell>
          <table:table-cell office:value-type="float" office:value="24679" table:style-name="ce24">
            <text:p>24,679</text:p>
          </table:table-cell>
          <table:table-cell office:value-type="float" office:value="12853" table:style-name="ce24">
            <text:p>12,853</text:p>
          </table:table-cell>
          <table:table-cell office:value-type="float" office:value="11826" table:style-name="ce24">
            <text:p>11,826</text:p>
          </table:table-cell>
          <table:table-cell office:value-type="float" office:value="3.0451021594202721" table:style-name="ce25">
            <text:p>3.05</text:p>
          </table:table-cell>
          <table:table-cell office:value-type="float" office:value="36501" table:style-name="ce24">
            <text:p>36,501</text:p>
          </table:table-cell>
          <table:table-cell office:value-type="float" office:value="18962" table:style-name="ce24">
            <text:p>18,962</text:p>
          </table:table-cell>
          <table:table-cell office:value-type="float" office:value="17539" table:style-name="ce24">
            <text:p>17,539</text:p>
          </table:table-cell>
          <table:table-cell office:value-type="float" office:value="4.5037997455731329" table:style-name="ce26">
            <text:p>4.50</text:p>
          </table:table-cell>
          <table:table-cell office:value-type="float" office:value="65045" table:style-name="ce24">
            <text:p>65,045</text:p>
          </table:table-cell>
          <table:table-cell office:value-type="float" office:value="33871" table:style-name="ce24">
            <text:p>33,871</text:p>
          </table:table-cell>
          <table:table-cell office:value-type="float" office:value="31174" table:style-name="ce24">
            <text:p>31,174</text:p>
          </table:table-cell>
          <table:table-cell office:value-type="float" office:value="8.0257980452810731" table:style-name="ce25">
            <text:p>8.03</text:p>
          </table:table-cell>
          <table:table-cell office:value-type="float" office:value="70977" table:style-name="ce24">
            <text:p>70,977</text:p>
          </table:table-cell>
          <table:table-cell office:value-type="float" office:value="36966" table:style-name="ce24">
            <text:p>36,966</text:p>
          </table:table-cell>
          <table:table-cell office:value-type="float" office:value="34011" table:style-name="ce24">
            <text:p>34,011</text:p>
          </table:table-cell>
          <table:table-cell office:value-type="float" office:value="8.7577379946177984" table:style-name="ce25">
            <text:p>8.76</text:p>
          </table:table-cell>
          <table:table-cell office:value-type="float" office:value="39871" table:style-name="ce24">
            <text:p>39,871</text:p>
          </table:table-cell>
          <table:table-cell office:value-type="float" office:value="20854" table:style-name="ce24">
            <text:p>20,854</text:p>
          </table:table-cell>
          <table:table-cell office:value-type="float" office:value="19017" table:style-name="ce24">
            <text:p>19,017</text:p>
          </table:table-cell>
          <table:table-cell office:value-type="float" office:value="4.9196186311538419" table:style-name="ce25">
            <text:p>4.92</text:p>
          </table:table-cell>
          <table:table-cell office:value-type="float" office:value="688225" table:style-name="ce24">
            <text:p>688,225</text:p>
          </table:table-cell>
          <table:table-cell office:value-type="float" office:value="349218" table:style-name="ce24">
            <text:p>349,218</text:p>
          </table:table-cell>
          <table:table-cell office:value-type="float" office:value="339007" table:style-name="ce24">
            <text:p>339,007</text:p>
          </table:table-cell>
          <table:table-cell office:value-type="float" office:value="84.918977011508431" table:style-name="ce25">
            <text:p>84.92</text:p>
          </table:table-cell>
          <table:table-cell office:value-type="float" office:value="147626" table:style-name="ce24">
            <text:p>147,626</text:p>
          </table:table-cell>
          <table:table-cell office:value-type="float" office:value="68980" table:style-name="ce24">
            <text:p>68,980</text:p>
          </table:table-cell>
          <table:table-cell office:value-type="float" office:value="78646" table:style-name="ce24">
            <text:p>78,646</text:p>
          </table:table-cell>
          <table:table-cell office:value-type="float" office:value="18.215334956302002" table:style-name="ce25">
            <text:p>18.22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臺東縣</text:p>
          </table:table-cell>
          <table:table-cell office:value-type="float" office:value="214745" table:style-name="ce24">
            <text:p>214,745</text:p>
          </table:table-cell>
          <table:table-cell office:value-type="float" office:value="110310" table:style-name="ce24">
            <text:p>110,310</text:p>
          </table:table-cell>
          <table:table-cell office:value-type="float" office:value="104435" table:style-name="ce24">
            <text:p>104,435</text:p>
          </table:table-cell>
          <table:table-cell office:value-type="float" office:value="7354" table:style-name="ce24">
            <text:p>7,354</text:p>
          </table:table-cell>
          <table:table-cell office:value-type="float" office:value="3851" table:style-name="ce24">
            <text:p>3,851</text:p>
          </table:table-cell>
          <table:table-cell office:value-type="float" office:value="3503" table:style-name="ce24">
            <text:p>3,503</text:p>
          </table:table-cell>
          <table:table-cell office:value-type="float" office:value="3.424526764301846" table:style-name="ce25">
            <text:p>3.42</text:p>
          </table:table-cell>
          <table:table-cell office:value-type="float" office:value="10684" table:style-name="ce24">
            <text:p>10,684</text:p>
          </table:table-cell>
          <table:table-cell office:value-type="float" office:value="5567" table:style-name="ce24">
            <text:p>5,567</text:p>
          </table:table-cell>
          <table:table-cell office:value-type="float" office:value="5117" table:style-name="ce24">
            <text:p>5,117</text:p>
          </table:table-cell>
          <table:table-cell office:value-type="float" office:value="4.9752031479196255" table:style-name="ce26">
            <text:p>4.98</text:p>
          </table:table-cell>
          <table:table-cell office:value-type="float" office:value="18909" table:style-name="ce24">
            <text:p>18,909</text:p>
          </table:table-cell>
          <table:table-cell office:value-type="float" office:value="9873" table:style-name="ce24">
            <text:p>9,873</text:p>
          </table:table-cell>
          <table:table-cell office:value-type="float" office:value="9036" table:style-name="ce24">
            <text:p>9,036</text:p>
          </table:table-cell>
          <table:table-cell office:value-type="float" office:value="8.8053272485971732" table:style-name="ce25">
            <text:p>8.81</text:p>
          </table:table-cell>
          <table:table-cell office:value-type="float" office:value="20690" table:style-name="ce24">
            <text:p>20,690</text:p>
          </table:table-cell>
          <table:table-cell office:value-type="float" office:value="10840" table:style-name="ce24">
            <text:p>10,840</text:p>
          </table:table-cell>
          <table:table-cell office:value-type="float" office:value="9850" table:style-name="ce24">
            <text:p>9,850</text:p>
          </table:table-cell>
          <table:table-cell office:value-type="float" office:value="9.6346829961116676" table:style-name="ce25">
            <text:p>9.63</text:p>
          </table:table-cell>
          <table:table-cell office:value-type="float" office:value="11553" table:style-name="ce24">
            <text:p>11,553</text:p>
          </table:table-cell>
          <table:table-cell office:value-type="float" office:value="6149" table:style-name="ce24">
            <text:p>6,149</text:p>
          </table:table-cell>
          <table:table-cell office:value-type="float" office:value="5404" table:style-name="ce24">
            <text:p>5,404</text:p>
          </table:table-cell>
          <table:table-cell office:value-type="float" office:value="5.3798691471279891" table:style-name="ce25">
            <text:p>5.38</text:p>
          </table:table-cell>
          <table:table-cell office:value-type="float" office:value="179497" table:style-name="ce24">
            <text:p>179,497</text:p>
          </table:table-cell>
          <table:table-cell office:value-type="float" office:value="91828" table:style-name="ce24">
            <text:p>91,828</text:p>
          </table:table-cell>
          <table:table-cell office:value-type="float" office:value="87669" table:style-name="ce24">
            <text:p>87,669</text:p>
          </table:table-cell>
          <table:table-cell office:value-type="float" office:value="83.586113762834984" table:style-name="ce25">
            <text:p>83.59</text:p>
          </table:table-cell>
          <table:table-cell office:value-type="float" office:value="37950" table:style-name="ce24">
            <text:p>37,950</text:p>
          </table:table-cell>
          <table:table-cell office:value-type="float" office:value="17139" table:style-name="ce24">
            <text:p>17,139</text:p>
          </table:table-cell>
          <table:table-cell office:value-type="float" office:value="20811" table:style-name="ce24">
            <text:p>20,811</text:p>
          </table:table-cell>
          <table:table-cell office:value-type="float" office:value="17.672122750238657" table:style-name="ce25">
            <text:p>17.67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花蓮縣</text:p>
          </table:table-cell>
          <table:table-cell office:value-type="float" office:value="323666" table:style-name="ce24">
            <text:p>323,666</text:p>
          </table:table-cell>
          <table:table-cell office:value-type="float" office:value="163626" table:style-name="ce24">
            <text:p>163,626</text:p>
          </table:table-cell>
          <table:table-cell office:value-type="float" office:value="160040" table:style-name="ce24">
            <text:p>160,040</text:p>
          </table:table-cell>
          <table:table-cell office:value-type="float" office:value="11664" table:style-name="ce24">
            <text:p>11,664</text:p>
          </table:table-cell>
          <table:table-cell office:value-type="float" office:value="6071" table:style-name="ce24">
            <text:p>6,071</text:p>
          </table:table-cell>
          <table:table-cell office:value-type="float" office:value="5593" table:style-name="ce24">
            <text:p>5,593</text:p>
          </table:table-cell>
          <table:table-cell office:value-type="float" office:value="3.6037149407104856" table:style-name="ce25">
            <text:p>3.60</text:p>
          </table:table-cell>
          <table:table-cell office:value-type="float" office:value="17092" table:style-name="ce24">
            <text:p>17,092</text:p>
          </table:table-cell>
          <table:table-cell office:value-type="float" office:value="8914" table:style-name="ce24">
            <text:p>8,914</text:p>
          </table:table-cell>
          <table:table-cell office:value-type="float" office:value="8178" table:style-name="ce24">
            <text:p>8,178</text:p>
          </table:table-cell>
          <table:table-cell office:value-type="float" office:value="5.2807523805404335" table:style-name="ce26">
            <text:p>5.28</text:p>
          </table:table-cell>
          <table:table-cell office:value-type="float" office:value="29779" table:style-name="ce24">
            <text:p>29,779</text:p>
          </table:table-cell>
          <table:table-cell office:value-type="float" office:value="15596" table:style-name="ce24">
            <text:p>15,596</text:p>
          </table:table-cell>
          <table:table-cell office:value-type="float" office:value="14183" table:style-name="ce24">
            <text:p>14,183</text:p>
          </table:table-cell>
          <table:table-cell office:value-type="float" office:value="9.20053388369492" table:style-name="ce25">
            <text:p>9.20</text:p>
          </table:table-cell>
          <table:table-cell office:value-type="float" office:value="32286" table:style-name="ce24">
            <text:p>32,286</text:p>
          </table:table-cell>
          <table:table-cell office:value-type="float" office:value="16909" table:style-name="ce24">
            <text:p>16,909</text:p>
          </table:table-cell>
          <table:table-cell office:value-type="float" office:value="15377" table:style-name="ce24">
            <text:p>15,377</text:p>
          </table:table-cell>
          <table:table-cell office:value-type="float" office:value="9.9750977859892611" table:style-name="ce25">
            <text:p>9.98</text:p>
          </table:table-cell>
          <table:table-cell office:value-type="float" office:value="16857" table:style-name="ce24">
            <text:p>16,857</text:p>
          </table:table-cell>
          <table:table-cell office:value-type="float" office:value="8865" table:style-name="ce24">
            <text:p>8,865</text:p>
          </table:table-cell>
          <table:table-cell office:value-type="float" office:value="7992" table:style-name="ce24">
            <text:p>7,992</text:p>
          </table:table-cell>
          <table:table-cell office:value-type="float" office:value="5.2081466697150764" table:style-name="ce25">
            <text:p>5.21</text:p>
          </table:table-cell>
          <table:table-cell office:value-type="float" office:value="270059" table:style-name="ce24">
            <text:p>270,059</text:p>
          </table:table-cell>
          <table:table-cell office:value-type="float" office:value="135541" table:style-name="ce24">
            <text:p>135,541</text:p>
          </table:table-cell>
          <table:table-cell office:value-type="float" office:value="134518" table:style-name="ce24">
            <text:p>134,518</text:p>
          </table:table-cell>
          <table:table-cell office:value-type="float" office:value="83.437555999085475" table:style-name="ce25">
            <text:p>83.44</text:p>
          </table:table-cell>
          <table:table-cell office:value-type="float" office:value="57295" table:style-name="ce24">
            <text:p>57,295</text:p>
          </table:table-cell>
          <table:table-cell office:value-type="float" office:value="26328" table:style-name="ce24">
            <text:p>26,328</text:p>
          </table:table-cell>
          <table:table-cell office:value-type="float" office:value="30967" table:style-name="ce24">
            <text:p>30,967</text:p>
          </table:table-cell>
          <table:table-cell office:value-type="float" office:value="17.701890220165232" table:style-name="ce25">
            <text:p>17.70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澎湖縣</text:p>
          </table:table-cell>
          <table:table-cell office:value-type="float" office:value="105867" table:style-name="ce24">
            <text:p>105,867</text:p>
          </table:table-cell>
          <table:table-cell office:value-type="float" office:value="54453" table:style-name="ce24">
            <text:p>54,453</text:p>
          </table:table-cell>
          <table:table-cell office:value-type="float" office:value="51414" table:style-name="ce24">
            <text:p>51,414</text:p>
          </table:table-cell>
          <table:table-cell office:value-type="float" office:value="4275" table:style-name="ce24">
            <text:p>4,275</text:p>
          </table:table-cell>
          <table:table-cell office:value-type="float" office:value="2247" table:style-name="ce24">
            <text:p>2,247</text:p>
          </table:table-cell>
          <table:table-cell office:value-type="float" office:value="2028" table:style-name="ce24">
            <text:p>2,028</text:p>
          </table:table-cell>
          <table:table-cell office:value-type="float" office:value="4.0380855224007481" table:style-name="ce25">
            <text:p>4.04</text:p>
          </table:table-cell>
          <table:table-cell office:value-type="float" office:value="5624" table:style-name="ce24">
            <text:p>5,624</text:p>
          </table:table-cell>
          <table:table-cell office:value-type="float" office:value="2981" table:style-name="ce24">
            <text:p>2,981</text:p>
          </table:table-cell>
          <table:table-cell office:value-type="float" office:value="2643" table:style-name="ce24">
            <text:p>2,643</text:p>
          </table:table-cell>
          <table:table-cell office:value-type="float" office:value="5.3123258428027622" table:style-name="ce26">
            <text:p>5.31</text:p>
          </table:table-cell>
          <table:table-cell office:value-type="float" office:value="8790" table:style-name="ce24">
            <text:p>8,790</text:p>
          </table:table-cell>
          <table:table-cell office:value-type="float" office:value="4635" table:style-name="ce24">
            <text:p>4,635</text:p>
          </table:table-cell>
          <table:table-cell office:value-type="float" office:value="4155" table:style-name="ce24">
            <text:p>4,155</text:p>
          </table:table-cell>
          <table:table-cell office:value-type="float" office:value="8.3028705829011873" table:style-name="ce25">
            <text:p>8.30</text:p>
          </table:table-cell>
          <table:table-cell office:value-type="float" office:value="9373" table:style-name="ce24">
            <text:p>9,373</text:p>
          </table:table-cell>
          <table:table-cell office:value-type="float" office:value="4942" table:style-name="ce24">
            <text:p>4,942</text:p>
          </table:table-cell>
          <table:table-cell office:value-type="float" office:value="4431" table:style-name="ce24">
            <text:p>4,431</text:p>
          </table:table-cell>
          <table:table-cell office:value-type="float" office:value="8.8535615442016873" table:style-name="ce25">
            <text:p>8.85</text:p>
          </table:table-cell>
          <table:table-cell office:value-type="float" office:value="4519" table:style-name="ce24">
            <text:p>4,519</text:p>
          </table:table-cell>
          <table:table-cell office:value-type="float" office:value="2358" table:style-name="ce24">
            <text:p>2,358</text:p>
          </table:table-cell>
          <table:table-cell office:value-type="float" office:value="2161" table:style-name="ce24">
            <text:p>2,161</text:p>
          </table:table-cell>
          <table:table-cell office:value-type="float" office:value="4.2685633861354342" table:style-name="ce25">
            <text:p>4.27</text:p>
          </table:table-cell>
          <table:table-cell office:value-type="float" office:value="89952" table:style-name="ce24">
            <text:p>89,952</text:p>
          </table:table-cell>
          <table:table-cell office:value-type="float" office:value="46059" table:style-name="ce24">
            <text:p>46,059</text:p>
          </table:table-cell>
          <table:table-cell office:value-type="float" office:value="43893" table:style-name="ce24">
            <text:p>43,893</text:p>
          </table:table-cell>
          <table:table-cell office:value-type="float" office:value="84.966986879764221" table:style-name="ce25">
            <text:p>84.97</text:p>
          </table:table-cell>
          <table:table-cell office:value-type="float" office:value="18282" table:style-name="ce24">
            <text:p>18,282</text:p>
          </table:table-cell>
          <table:table-cell office:value-type="float" office:value="8493" table:style-name="ce24">
            <text:p>8,493</text:p>
          </table:table-cell>
          <table:table-cell office:value-type="float" office:value="9789" table:style-name="ce24">
            <text:p>9,789</text:p>
          </table:table-cell>
          <table:table-cell office:value-type="float" office:value="17.268837314743969" table:style-name="ce25">
            <text:p>17.27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基隆市</text:p>
          </table:table-cell>
          <table:table-cell office:value-type="float" office:value="367178" table:style-name="ce24">
            <text:p>367,178</text:p>
          </table:table-cell>
          <table:table-cell office:value-type="float" office:value="183080" table:style-name="ce24">
            <text:p>183,080</text:p>
          </table:table-cell>
          <table:table-cell office:value-type="float" office:value="184098" table:style-name="ce24">
            <text:p>184,098</text:p>
          </table:table-cell>
          <table:table-cell office:value-type="float" office:value="10716" table:style-name="ce24">
            <text:p>10,716</text:p>
          </table:table-cell>
          <table:table-cell office:value-type="float" office:value="5523" table:style-name="ce24">
            <text:p>5,523</text:p>
          </table:table-cell>
          <table:table-cell office:value-type="float" office:value="5193" table:style-name="ce24">
            <text:p>5,193</text:p>
          </table:table-cell>
          <table:table-cell office:value-type="float" office:value="2.9184755077918614" table:style-name="ce25">
            <text:p>2.92</text:p>
          </table:table-cell>
          <table:table-cell office:value-type="float" office:value="16046" table:style-name="ce24">
            <text:p>16,046</text:p>
          </table:table-cell>
          <table:table-cell office:value-type="float" office:value="8269" table:style-name="ce24">
            <text:p>8,269</text:p>
          </table:table-cell>
          <table:table-cell office:value-type="float" office:value="7777" table:style-name="ce24">
            <text:p>7,777</text:p>
          </table:table-cell>
          <table:table-cell office:value-type="float" office:value="4.3700875324774362" table:style-name="ce26">
            <text:p>4.37</text:p>
          </table:table-cell>
          <table:table-cell office:value-type="float" office:value="28948" table:style-name="ce24">
            <text:p>28,948</text:p>
          </table:table-cell>
          <table:table-cell office:value-type="float" office:value="14915" table:style-name="ce24">
            <text:p>14,915</text:p>
          </table:table-cell>
          <table:table-cell office:value-type="float" office:value="14033" table:style-name="ce24">
            <text:p>14,033</text:p>
          </table:table-cell>
          <table:table-cell office:value-type="float" office:value="7.8839146136206422" table:style-name="ce25">
            <text:p>7.88</text:p>
          </table:table-cell>
          <table:table-cell office:value-type="float" office:value="31633" table:style-name="ce24">
            <text:p>31,633</text:p>
          </table:table-cell>
          <table:table-cell office:value-type="float" office:value="16343" table:style-name="ce24">
            <text:p>16,343</text:p>
          </table:table-cell>
          <table:table-cell office:value-type="float" office:value="15290" table:style-name="ce24">
            <text:p>15,290</text:p>
          </table:table-cell>
          <table:table-cell office:value-type="float" office:value="8.615167575399397" table:style-name="ce25">
            <text:p>8.62</text:p>
          </table:table-cell>
          <table:table-cell office:value-type="float" office:value="17519" table:style-name="ce24">
            <text:p>17,519</text:p>
          </table:table-cell>
          <table:table-cell office:value-type="float" office:value="9165" table:style-name="ce24">
            <text:p>9,165</text:p>
          </table:table-cell>
          <table:table-cell office:value-type="float" office:value="8354" table:style-name="ce24">
            <text:p>8,354</text:p>
          </table:table-cell>
          <table:table-cell office:value-type="float" office:value="4.7712553584365072" table:style-name="ce25">
            <text:p>4.77</text:p>
          </table:table-cell>
          <table:table-cell office:value-type="float" office:value="313347" table:style-name="ce24">
            <text:p>313,347</text:p>
          </table:table-cell>
          <table:table-cell office:value-type="float" office:value="155094" table:style-name="ce24">
            <text:p>155,094</text:p>
          </table:table-cell>
          <table:table-cell office:value-type="float" office:value="158253" table:style-name="ce24">
            <text:p>158,253</text:p>
          </table:table-cell>
          <table:table-cell office:value-type="float" office:value="85.339263245619293" table:style-name="ce25">
            <text:p>85.34</text:p>
          </table:table-cell>
          <table:table-cell office:value-type="float" office:value="65185" table:style-name="ce24">
            <text:p>65,185</text:p>
          </table:table-cell>
          <table:table-cell office:value-type="float" office:value="29462" table:style-name="ce24">
            <text:p>29,462</text:p>
          </table:table-cell>
          <table:table-cell office:value-type="float" office:value="35723" table:style-name="ce24">
            <text:p>35,723</text:p>
          </table:table-cell>
          <table:table-cell office:value-type="float" office:value="17.75296994917996" table:style-name="ce25">
            <text:p>17.75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新竹市</text:p>
          </table:table-cell>
          <table:table-cell office:value-type="float" office:value="451868" table:style-name="ce24">
            <text:p>451,868</text:p>
          </table:table-cell>
          <table:table-cell office:value-type="float" office:value="223002" table:style-name="ce24">
            <text:p>223,002</text:p>
          </table:table-cell>
          <table:table-cell office:value-type="float" office:value="228866" table:style-name="ce24">
            <text:p>228,866</text:p>
          </table:table-cell>
          <table:table-cell office:value-type="float" office:value="22197" table:style-name="ce24">
            <text:p>22,197</text:p>
          </table:table-cell>
          <table:table-cell office:value-type="float" office:value="11472" table:style-name="ce24">
            <text:p>11,472</text:p>
          </table:table-cell>
          <table:table-cell office:value-type="float" office:value="10725" table:style-name="ce24">
            <text:p>10,725</text:p>
          </table:table-cell>
          <table:table-cell office:value-type="float" office:value="4.9122752662281908" table:style-name="ce25">
            <text:p>4.91</text:p>
          </table:table-cell>
          <table:table-cell office:value-type="float" office:value="33858" table:style-name="ce24">
            <text:p>33,858</text:p>
          </table:table-cell>
          <table:table-cell office:value-type="float" office:value="17527" table:style-name="ce24">
            <text:p>17,527</text:p>
          </table:table-cell>
          <table:table-cell office:value-type="float" office:value="16331" table:style-name="ce24">
            <text:p>16,331</text:p>
          </table:table-cell>
          <table:table-cell office:value-type="float" office:value="7.4928961555144422" table:style-name="ce26">
            <text:p>7.49</text:p>
          </table:table-cell>
          <table:table-cell office:value-type="float" office:value="60852" table:style-name="ce24">
            <text:p>60,852</text:p>
          </table:table-cell>
          <table:table-cell office:value-type="float" office:value="31568" table:style-name="ce24">
            <text:p>31,568</text:p>
          </table:table-cell>
          <table:table-cell office:value-type="float" office:value="29284" table:style-name="ce24">
            <text:p>29,284</text:p>
          </table:table-cell>
          <table:table-cell office:value-type="float" office:value="13.466764630378783" table:style-name="ce25">
            <text:p>13.47</text:p>
          </table:table-cell>
          <table:table-cell office:value-type="float" office:value="66013" table:style-name="ce24">
            <text:p>66,013</text:p>
          </table:table-cell>
          <table:table-cell office:value-type="float" office:value="34354" table:style-name="ce24">
            <text:p>34,354</text:p>
          </table:table-cell>
          <table:table-cell office:value-type="float" office:value="31659" table:style-name="ce24">
            <text:p>31,659</text:p>
          </table:table-cell>
          <table:table-cell office:value-type="float" office:value="14.608912337231228" table:style-name="ce25">
            <text:p>14.61</text:p>
          </table:table-cell>
          <table:table-cell office:value-type="float" office:value="29531" table:style-name="ce24">
            <text:p>29,531</text:p>
          </table:table-cell>
          <table:table-cell office:value-type="float" office:value="15485" table:style-name="ce24">
            <text:p>15,485</text:p>
          </table:table-cell>
          <table:table-cell office:value-type="float" office:value="14046" table:style-name="ce24">
            <text:p>14,046</text:p>
          </table:table-cell>
          <table:table-cell office:value-type="float" office:value="6.535315623146583" table:style-name="ce25">
            <text:p>6.54</text:p>
          </table:table-cell>
          <table:table-cell office:value-type="float" office:value="351247" table:style-name="ce24">
            <text:p>351,247</text:p>
          </table:table-cell>
          <table:table-cell office:value-type="float" office:value="170579" table:style-name="ce24">
            <text:p>170,579</text:p>
          </table:table-cell>
          <table:table-cell office:value-type="float" office:value="180668" table:style-name="ce24">
            <text:p>180,668</text:p>
          </table:table-cell>
          <table:table-cell office:value-type="float" office:value="77.732213832358127" table:style-name="ce25">
            <text:p>77.73</text:p>
          </table:table-cell>
          <table:table-cell office:value-type="float" office:value="59823" table:style-name="ce24">
            <text:p>59,823</text:p>
          </table:table-cell>
          <table:table-cell office:value-type="float" office:value="26551" table:style-name="ce24">
            <text:p>26,551</text:p>
          </table:table-cell>
          <table:table-cell office:value-type="float" office:value="33272" table:style-name="ce24">
            <text:p>33,272</text:p>
          </table:table-cell>
          <table:table-cell office:value-type="float" office:value="13.239043260421186" table:style-name="ce25">
            <text:p>13.24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嘉義市</text:p>
          </table:table-cell>
          <table:table-cell office:value-type="float" office:value="265560" table:style-name="ce24">
            <text:p>265,560</text:p>
          </table:table-cell>
          <table:table-cell office:value-type="float" office:value="128412" table:style-name="ce24">
            <text:p>128,412</text:p>
          </table:table-cell>
          <table:table-cell office:value-type="float" office:value="137148" table:style-name="ce24">
            <text:p>137,148</text:p>
          </table:table-cell>
          <table:table-cell office:value-type="float" office:value="9378" table:style-name="ce24">
            <text:p>9,378</text:p>
          </table:table-cell>
          <table:table-cell office:value-type="float" office:value="4906" table:style-name="ce24">
            <text:p>4,906</text:p>
          </table:table-cell>
          <table:table-cell office:value-type="float" office:value="4472" table:style-name="ce24">
            <text:p>4,472</text:p>
          </table:table-cell>
          <table:table-cell office:value-type="float" office:value="3.5314053321283323" table:style-name="ce25">
            <text:p>3.53</text:p>
          </table:table-cell>
          <table:table-cell office:value-type="float" office:value="14517" table:style-name="ce24">
            <text:p>14,517</text:p>
          </table:table-cell>
          <table:table-cell office:value-type="float" office:value="7501" table:style-name="ce24">
            <text:p>7,501</text:p>
          </table:table-cell>
          <table:table-cell office:value-type="float" office:value="7016" table:style-name="ce24">
            <text:p>7,016</text:p>
          </table:table-cell>
          <table:table-cell office:value-type="float" office:value="5.4665612291007681" table:style-name="ce26">
            <text:p>5.47</text:p>
          </table:table-cell>
          <table:table-cell office:value-type="float" office:value="27006" table:style-name="ce24">
            <text:p>27,006</text:p>
          </table:table-cell>
          <table:table-cell office:value-type="float" office:value="14045" table:style-name="ce24">
            <text:p>14,045</text:p>
          </table:table-cell>
          <table:table-cell office:value-type="float" office:value="12961" table:style-name="ce24">
            <text:p>12,961</text:p>
          </table:table-cell>
          <table:table-cell office:value-type="float" office:value="10.169453230908269" table:style-name="ce25">
            <text:p>10.17</text:p>
          </table:table-cell>
          <table:table-cell office:value-type="float" office:value="29595" table:style-name="ce24">
            <text:p>29,595</text:p>
          </table:table-cell>
          <table:table-cell office:value-type="float" office:value="15451" table:style-name="ce24">
            <text:p>15,451</text:p>
          </table:table-cell>
          <table:table-cell office:value-type="float" office:value="14144" table:style-name="ce24">
            <text:p>14,144</text:p>
          </table:table-cell>
          <table:table-cell office:value-type="float" office:value="11.144374152733844" table:style-name="ce25">
            <text:p>11.14</text:p>
          </table:table-cell>
          <table:table-cell office:value-type="float" office:value="16184" table:style-name="ce24">
            <text:p>16,184</text:p>
          </table:table-cell>
          <table:table-cell office:value-type="float" office:value="8485" table:style-name="ce24">
            <text:p>8,485</text:p>
          </table:table-cell>
          <table:table-cell office:value-type="float" office:value="7699" table:style-name="ce24">
            <text:p>7,699</text:p>
          </table:table-cell>
          <table:table-cell office:value-type="float" office:value="6.0942913089320685" table:style-name="ce25">
            <text:p>6.09</text:p>
          </table:table-cell>
          <table:table-cell office:value-type="float" office:value="216261" table:style-name="ce24">
            <text:p>216,261</text:p>
          </table:table-cell>
          <table:table-cell office:value-type="float" office:value="102702" table:style-name="ce24">
            <text:p>102,702</text:p>
          </table:table-cell>
          <table:table-cell office:value-type="float" office:value="113559" table:style-name="ce24">
            <text:p>113,559</text:p>
          </table:table-cell>
          <table:table-cell office:value-type="float" office:value="81.435833709896059" table:style-name="ce25">
            <text:p>81.44</text:p>
          </table:table-cell>
          <table:table-cell office:value-type="float" office:value="43825" table:style-name="ce24">
            <text:p>43,825</text:p>
          </table:table-cell>
          <table:table-cell office:value-type="float" office:value="19300" table:style-name="ce24">
            <text:p>19,300</text:p>
          </table:table-cell>
          <table:table-cell office:value-type="float" office:value="24525" table:style-name="ce24">
            <text:p>24,525</text:p>
          </table:table-cell>
          <table:table-cell office:value-type="float" office:value="16.502861876788675" table:style-name="ce25">
            <text:p>16.50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福建省</text:p>
          </table:table-cell>
          <table:table-cell office:value-type="float" office:value="153742" table:style-name="ce20">
            <text:p>153,742</text:p>
          </table:table-cell>
          <table:table-cell office:value-type="float" office:value="77788" table:style-name="ce20">
            <text:p>77,788</text:p>
          </table:table-cell>
          <table:table-cell office:value-type="float" office:value="75954" table:style-name="ce20">
            <text:p>75,954</text:p>
          </table:table-cell>
          <table:table-cell office:value-type="float" office:value="5325" table:style-name="ce20">
            <text:p>5,325</text:p>
          </table:table-cell>
          <table:table-cell office:value-type="float" office:value="2753" table:style-name="ce20">
            <text:p>2,753</text:p>
          </table:table-cell>
          <table:table-cell office:value-type="float" office:value="2572" table:style-name="ce20">
            <text:p>2,572</text:p>
          </table:table-cell>
          <table:table-cell office:value-type="float" office:value="3.4635948537159655" table:style-name="ce21">
            <text:p>3.46</text:p>
          </table:table-cell>
          <table:table-cell office:value-type="float" office:value="7137" table:style-name="ce20">
            <text:p>7,137</text:p>
          </table:table-cell>
          <table:table-cell office:value-type="float" office:value="3687" table:style-name="ce20">
            <text:p>3,687</text:p>
          </table:table-cell>
          <table:table-cell office:value-type="float" office:value="3450" table:style-name="ce20">
            <text:p>3,450</text:p>
          </table:table-cell>
          <table:table-cell office:value-type="float" office:value="4.6421927645015675" table:style-name="ce22">
            <text:p>4.64</text:p>
          </table:table-cell>
          <table:table-cell office:value-type="float" office:value="11396" table:style-name="ce20">
            <text:p>11,396</text:p>
          </table:table-cell>
          <table:table-cell office:value-type="float" office:value="5923" table:style-name="ce20">
            <text:p>5,923</text:p>
          </table:table-cell>
          <table:table-cell office:value-type="float" office:value="5473" table:style-name="ce20">
            <text:p>5,473</text:p>
          </table:table-cell>
          <table:table-cell office:value-type="float" office:value="7.4124182071262243" table:style-name="ce21">
            <text:p>7.41</text:p>
          </table:table-cell>
          <table:table-cell office:value-type="float" office:value="12183" table:style-name="ce20">
            <text:p>12,183</text:p>
          </table:table-cell>
          <table:table-cell office:value-type="float" office:value="6326" table:style-name="ce20">
            <text:p>6,326</text:p>
          </table:table-cell>
          <table:table-cell office:value-type="float" office:value="5857" table:style-name="ce20">
            <text:p>5,857</text:p>
          </table:table-cell>
          <table:table-cell office:value-type="float" office:value="7.9243147610932594" table:style-name="ce21">
            <text:p>7.92</text:p>
          </table:table-cell>
          <table:table-cell office:value-type="float" office:value="5507" table:style-name="ce20">
            <text:p>5,507</text:p>
          </table:table-cell>
          <table:table-cell office:value-type="float" office:value="2911" table:style-name="ce20">
            <text:p>2,911</text:p>
          </table:table-cell>
          <table:table-cell office:value-type="float" office:value="2596" table:style-name="ce20">
            <text:p>2,596</text:p>
          </table:table-cell>
          <table:table-cell office:value-type="float" office:value="3.5819749970730181" table:style-name="ce21">
            <text:p>3.58</text:p>
          </table:table-cell>
          <table:table-cell office:value-type="float" office:value="133503" table:style-name="ce20">
            <text:p>133,503</text:p>
          </table:table-cell>
          <table:table-cell office:value-type="float" office:value="67216" table:style-name="ce20">
            <text:p>67,216</text:p>
          </table:table-cell>
          <table:table-cell office:value-type="float" office:value="66287" table:style-name="ce20">
            <text:p>66,287</text:p>
          </table:table-cell>
          <table:table-cell office:value-type="float" office:value="86.83573779448686" table:style-name="ce21">
            <text:p>86.84</text:p>
          </table:table-cell>
          <table:table-cell office:value-type="float" office:value="22408" table:style-name="ce20">
            <text:p>22,408</text:p>
          </table:table-cell>
          <table:table-cell office:value-type="float" office:value="10869" table:style-name="ce20">
            <text:p>10,869</text:p>
          </table:table-cell>
          <table:table-cell office:value-type="float" office:value="11539" table:style-name="ce20">
            <text:p>11,539</text:p>
          </table:table-cell>
          <table:table-cell office:value-type="float" office:value="14.575067320576029" table:style-name="ce21">
            <text:p>14.58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金門縣</text:p>
          </table:table-cell>
          <table:table-cell office:value-type="float" office:value="140406" table:style-name="ce24">
            <text:p>140,406</text:p>
          </table:table-cell>
          <table:table-cell office:value-type="float" office:value="70080" table:style-name="ce24">
            <text:p>70,080</text:p>
          </table:table-cell>
          <table:table-cell office:value-type="float" office:value="70326" table:style-name="ce24">
            <text:p>70,326</text:p>
          </table:table-cell>
          <table:table-cell office:value-type="float" office:value="4758" table:style-name="ce24">
            <text:p>4,758</text:p>
          </table:table-cell>
          <table:table-cell office:value-type="float" office:value="2441" table:style-name="ce24">
            <text:p>2,441</text:p>
          </table:table-cell>
          <table:table-cell office:value-type="float" office:value="2317" table:style-name="ce24">
            <text:p>2,317</text:p>
          </table:table-cell>
          <table:table-cell office:value-type="float" office:value="3.3887440707662067" table:style-name="ce25">
            <text:p>3.39</text:p>
          </table:table-cell>
          <table:table-cell office:value-type="float" office:value="6384" table:style-name="ce24">
            <text:p>6,384</text:p>
          </table:table-cell>
          <table:table-cell office:value-type="float" office:value="3280" table:style-name="ce24">
            <text:p>3,280</text:p>
          </table:table-cell>
          <table:table-cell office:value-type="float" office:value="3104" table:style-name="ce24">
            <text:p>3,104</text:p>
          </table:table-cell>
          <table:table-cell office:value-type="float" office:value="4.5468142387077481" table:style-name="ce26">
            <text:p>4.55</text:p>
          </table:table-cell>
          <table:table-cell office:value-type="float" office:value="10199" table:style-name="ce24">
            <text:p>10,199</text:p>
          </table:table-cell>
          <table:table-cell office:value-type="float" office:value="5283" table:style-name="ce24">
            <text:p>5,283</text:p>
          </table:table-cell>
          <table:table-cell office:value-type="float" office:value="4916" table:style-name="ce24">
            <text:p>4,916</text:p>
          </table:table-cell>
          <table:table-cell office:value-type="float" office:value="7.2639345896898995" table:style-name="ce25">
            <text:p>7.26</text:p>
          </table:table-cell>
          <table:table-cell office:value-type="float" office:value="10894" table:style-name="ce24">
            <text:p>10,894</text:p>
          </table:table-cell>
          <table:table-cell office:value-type="float" office:value="5633" table:style-name="ce24">
            <text:p>5,633</text:p>
          </table:table-cell>
          <table:table-cell office:value-type="float" office:value="5261" table:style-name="ce24">
            <text:p>5,261</text:p>
          </table:table-cell>
          <table:table-cell office:value-type="float" office:value="7.7589276811532271" table:style-name="ce25">
            <text:p>7.76</text:p>
          </table:table-cell>
          <table:table-cell office:value-type="float" office:value="4962" table:style-name="ce24">
            <text:p>4,962</text:p>
          </table:table-cell>
          <table:table-cell office:value-type="float" office:value="2613" table:style-name="ce24">
            <text:p>2,613</text:p>
          </table:table-cell>
          <table:table-cell office:value-type="float" office:value="2349" table:style-name="ce24">
            <text:p>2,349</text:p>
          </table:table-cell>
          <table:table-cell office:value-type="float" office:value="3.5340370069655145" table:style-name="ce25">
            <text:p>3.53</text:p>
          </table:table-cell>
          <table:table-cell office:value-type="float" office:value="122175" table:style-name="ce24">
            <text:p>122,175</text:p>
          </table:table-cell>
          <table:table-cell office:value-type="float" office:value="60599" table:style-name="ce24">
            <text:p>60,599</text:p>
          </table:table-cell>
          <table:table-cell office:value-type="float" office:value="61576" table:style-name="ce24">
            <text:p>61,576</text:p>
          </table:table-cell>
          <table:table-cell office:value-type="float" office:value="87.015512157600099" table:style-name="ce25">
            <text:p>87.02</text:p>
          </table:table-cell>
          <table:table-cell office:value-type="float" office:value="20700" table:style-name="ce24">
            <text:p>20,700</text:p>
          </table:table-cell>
          <table:table-cell office:value-type="float" office:value="9954" table:style-name="ce24">
            <text:p>9,954</text:p>
          </table:table-cell>
          <table:table-cell office:value-type="float" office:value="10746" table:style-name="ce24">
            <text:p>10,746</text:p>
          </table:table-cell>
          <table:table-cell office:value-type="float" office:value="14.742959702576814" table:style-name="ce25">
            <text:p>14.74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連江縣</text:p>
          </table:table-cell>
          <table:table-cell office:value-type="float" office:value="13336" table:style-name="ce24">
            <text:p>13,336</text:p>
          </table:table-cell>
          <table:table-cell office:value-type="float" office:value="7708" table:style-name="ce24">
            <text:p>7,708</text:p>
          </table:table-cell>
          <table:table-cell office:value-type="float" office:value="5628" table:style-name="ce24">
            <text:p>5,628</text:p>
          </table:table-cell>
          <table:table-cell office:value-type="float" office:value="567" table:style-name="ce24">
            <text:p>567</text:p>
          </table:table-cell>
          <table:table-cell office:value-type="float" office:value="312" table:style-name="ce24">
            <text:p>312</text:p>
          </table:table-cell>
          <table:table-cell office:value-type="float" office:value="255" table:style-name="ce24">
            <text:p>255</text:p>
          </table:table-cell>
          <table:table-cell office:value-type="float" office:value="4.2516496700659872" table:style-name="ce25">
            <text:p>4.25</text:p>
          </table:table-cell>
          <table:table-cell office:value-type="float" office:value="753" table:style-name="ce24">
            <text:p>753</text:p>
          </table:table-cell>
          <table:table-cell office:value-type="float" office:value="407" table:style-name="ce24">
            <text:p>407</text:p>
          </table:table-cell>
          <table:table-cell office:value-type="float" office:value="346" table:style-name="ce24">
            <text:p>346</text:p>
          </table:table-cell>
          <table:table-cell office:value-type="float" office:value="5.6463707258548288" table:style-name="ce26">
            <text:p>5.65</text:p>
          </table:table-cell>
          <table:table-cell office:value-type="float" office:value="1197" table:style-name="ce24">
            <text:p>1,197</text:p>
          </table:table-cell>
          <table:table-cell office:value-type="float" office:value="640" table:style-name="ce24">
            <text:p>640</text:p>
          </table:table-cell>
          <table:table-cell office:value-type="float" office:value="557" table:style-name="ce24">
            <text:p>557</text:p>
          </table:table-cell>
          <table:table-cell office:value-type="float" office:value="8.9757048590281947" table:style-name="ce25">
            <text:p>8.98</text:p>
          </table:table-cell>
          <table:table-cell office:value-type="float" office:value="1289" table:style-name="ce24">
            <text:p>1,289</text:p>
          </table:table-cell>
          <table:table-cell office:value-type="float" office:value="693" table:style-name="ce24">
            <text:p>693</text:p>
          </table:table-cell>
          <table:table-cell office:value-type="float" office:value="596" table:style-name="ce24">
            <text:p>596</text:p>
          </table:table-cell>
          <table:table-cell office:value-type="float" office:value="9.6655668866226758" table:style-name="ce25">
            <text:p>9.67</text:p>
          </table:table-cell>
          <table:table-cell office:value-type="float" office:value="545" table:style-name="ce24">
            <text:p>545</text:p>
          </table:table-cell>
          <table:table-cell office:value-type="float" office:value="298" table:style-name="ce24">
            <text:p>298</text:p>
          </table:table-cell>
          <table:table-cell office:value-type="float" office:value="247" table:style-name="ce24">
            <text:p>247</text:p>
          </table:table-cell>
          <table:table-cell office:value-type="float" office:value="4.0866826634673066" table:style-name="ce25">
            <text:p>4.09</text:p>
          </table:table-cell>
          <table:table-cell office:value-type="float" office:value="11328" table:style-name="ce24">
            <text:p>11,328</text:p>
          </table:table-cell>
          <table:table-cell office:value-type="float" office:value="6617" table:style-name="ce24">
            <text:p>6,617</text:p>
          </table:table-cell>
          <table:table-cell office:value-type="float" office:value="4711" table:style-name="ce24">
            <text:p>4,711</text:p>
          </table:table-cell>
          <table:table-cell office:value-type="float" office:value="84.943011397720454" table:style-name="ce25">
            <text:p>84.94</text:p>
          </table:table-cell>
          <table:table-cell office:value-type="float" office:value="1708" table:style-name="ce24">
            <text:p>1,708</text:p>
          </table:table-cell>
          <table:table-cell office:value-type="float" office:value="915" table:style-name="ce24">
            <text:p>915</text:p>
          </table:table-cell>
          <table:table-cell office:value-type="float" office:value="793" table:style-name="ce24">
            <text:p>793</text:p>
          </table:table-cell>
          <table:table-cell office:value-type="float" office:value="12.807438512297539" table:style-name="ce25">
            <text:p>12.81</text:p>
          </table:table-cell>
          <table:table-cell table:number-columns-repeated="16352" table:style-name="ce27"/>
        </table:table-row>
        <table:table-row table:style-name="ro8">
          <table:table-cell table:style-name="ce28"/>
          <table:table-cell table:style-name="ce29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2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number-columns-repeated="16352"/>
        </table:table-row>
        <table:table-row table:style-name="ro9">
          <table:table-cell office:value-type="string" table:style-name="ce33">
            <text:p>說明：本表各年齡結構指標項目係屬部分統計，各年齡指標欄位合計數不等於總人口數。</text:p>
          </table:table-cell>
          <table:table-cell table:number-columns-repeated="6" table:style-name="ce34"/>
          <table:table-cell table:number-columns-repeated="17" table:style-name="ce35"/>
          <table:table-cell table:number-columns-repeated="3" table:style-name="ce36"/>
          <table:table-cell table:number-columns-repeated="4" table:style-name="ce37"/>
          <table:table-cell office:value-type="string" table:style-name="ce38">
            <text:p><text:s text:c="16"/>內政部戶政司 110年4月9日編製</text:p>
          </table:table-cell>
          <table:table-cell table:number-columns-repeated="16352"/>
        </table:table-row>
        <table:table-row table:number-rows-repeated="1048545" table:style-name="ro10">
          <table:table-cell table:number-columns-repeated="16384"/>
        </table:table-row>
        <table:named-expressions>
          <table:named-range table:name="Print_Area" table:cell-range-address="05-年齡結構.$A$1:05-年齡結構.$AF$31" table:base-cell-address="05-年齡結構.$A$1"/>
        </table:named-expressions>
      </table:table>
      <table:table table:name="'file:///C:/Users/moi1849/Desktop/123/3/1.月報/06速(月)報套印/11003/上網各月速報公式(3月).xls'#說明" table:style-name="ta2">
        <table:table-source xlink:href="file:///C:/Users/moi1849/Desktop/123/3/1.月報/06速(月)報套印/11003/上網各月速報公式(3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160" table:style-name="ta2">
        <table:table-source xlink:href="file:///C:/Users/moi1849/Desktop/123/3/1.月報/06速(月)報套印/11003/上網各月速報公式(3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170" table:style-name="ta2">
        <table:table-source xlink:href="file:///C:/Users/moi1849/Desktop/123/3/1.月報/06速(月)報套印/11003/上網各月速報公式(3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1B0" table:style-name="ta2">
        <table:table-source xlink:href="file:///C:/Users/moi1849/Desktop/123/3/1.月報/06速(月)報套印/11003/上網各月速報公式(3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1-年月別(貼01-縣市別)" table:style-name="ta2">
        <table:table-source xlink:href="file:///C:/Users/moi1849/Desktop/123/3/1.月報/06速(月)報套印/11003/上網各月速報公式(3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1-縣市別" table:style-name="ta2">
        <table:table-source xlink:href="file:///C:/Users/moi1849/Desktop/123/3/1.月報/06速(月)報套印/11003/上網各月速報公式(3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1-年齡結構" table:style-name="ta2">
        <table:table-source xlink:href="file:///C:/Users/moi1849/Desktop/123/3/1.月報/06速(月)報套印/11003/上網各月速報公式(3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1資料分析" table:style-name="ta2">
        <table:table-source xlink:href="file:///C:/Users/moi1849/Desktop/123/3/1.月報/06速(月)報套印/11003/上網各月速報公式(3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1分析(草稿)" table:style-name="ta2">
        <table:table-source xlink:href="file:///C:/Users/moi1849/Desktop/123/3/1.月報/06速(月)報套印/11003/上網各月速報公式(3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2-年月別" table:style-name="ta2">
        <table:table-source xlink:href="file:///C:/Users/moi1849/Desktop/123/3/1.月報/06速(月)報套印/11003/上網各月速報公式(3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2-縣市別" table:style-name="ta2">
        <table:table-source xlink:href="file:///C:/Users/moi1849/Desktop/123/3/1.月報/06速(月)報套印/11003/上網各月速報公式(3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4-單一年齡" table:style-name="ta2">
        <table:table-source xlink:href="file:///C:/Users/moi1849/Desktop/123/3/1.月報/06速(月)報套印/11003/上網各月速報公式(3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5-年齡結構" table:style-name="ta2">
        <table:table-source xlink:href="file:///C:/Users/moi1849/Desktop/123/3/1.月報/06速(月)報套印/11003/上網各月速報公式(3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6-人口增加&amp;生死結離" table:style-name="ta2">
        <table:table-source xlink:href="file:///C:/Users/moi1849/Desktop/123/3/1.月報/06速(月)報套印/11003/上網各月速報公式(3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7-年月別" table:style-name="ta2">
        <table:table-source xlink:href="file:///C:/Users/moi1849/Desktop/123/3/1.月報/06速(月)報套印/11003/上網各月速報公式(3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7-縣市別" table:style-name="ta2">
        <table:table-source xlink:href="file:///C:/Users/moi1849/Desktop/123/3/1.月報/06速(月)報套印/11003/上網各月速報公式(3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10-年月別" table:style-name="ta2">
        <table:table-source xlink:href="file:///C:/Users/moi1849/Desktop/123/3/1.月報/06速(月)報套印/11003/上網各月速報公式(3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10-縣市別" table:style-name="ta2">
        <table:table-source xlink:href="file:///C:/Users/moi1849/Desktop/123/3/1.月報/06速(月)報套印/11003/上網各月速報公式(3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11-遷徙" table:style-name="ta2">
        <table:table-source xlink:href="file:///C:/Users/moi1849/Desktop/123/3/1.月報/06速(月)報套印/11003/上網各月速報公式(3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5-年齡結構.$A$1"/>
        <table:named-expression table:name="\b" table:expression="of:=[.#REF!]" table:base-cell-address="05-年齡結構.$A$1"/>
        <table:named-expression table:name="NAME" table:expression="of:=[.#REF!]" table:base-cell-address="05-年齡結構.$A$1"/>
        <table:named-expression table:name="P_1" table:expression="of:=[.#REF!]" table:base-cell-address="05-年齡結構.$A$1"/>
        <table:named-expression table:name="P_11" table:expression="of:=[.#REF!]" table:base-cell-address="05-年齡結構.$A$1"/>
        <table:named-expression table:name="P_2" table:expression="of:=[.#REF!]" table:base-cell-address="05-年齡結構.$A$1"/>
        <table:named-expression table:name="Print_Area" table:expression="of:=[.#REF!]" table:base-cell-address="05-年齡結構.$A$1"/>
        <table:named-expression table:name="PRINT_AREA_MI" table:expression="of:=[.#REF!]" table:base-cell-address="05-年齡結構.$A$1"/>
        <table:named-expression table:name="rd_rf_f_97y_9802_data" table:expression="of:=[.#REF!]" table:base-cell-address="05-年齡結構.$A$1"/>
        <table:named-expression table:name="rd_rg_f_84y_97y_data" table:expression="of:=[.#REF!]" table:base-cell-address="05-年齡結構.$A$1"/>
        <table:named-expression table:name="rd_rg_f_9805_data" table:expression="of:=[.#REF!]" table:base-cell-address="05-年齡結構.$A$1"/>
        <table:named-expression table:name="rd_rg_f_9806_data" table:expression="of:=[.#REF!]" table:base-cell-address="05-年齡結構.$A$1"/>
        <table:named-expression table:name="rd_rg_f_9807_data" table:expression="of:=[.#REF!]" table:base-cell-address="05-年齡結構.$A$1"/>
        <table:named-expression table:name="rd_rg_f_9808_data" table:expression="of:=[.#REF!]" table:base-cell-address="05-年齡結構.$A$1"/>
        <table:named-expression table:name="rd_rg_f_98y_9803_data" table:expression="of:=[.#REF!]" table:base-cell-address="05-年齡結構.$A$1"/>
        <table:named-expression table:name="rd_rg_f_98y_9804_data" table:expression="of:=[.#REF!]" table:base-cell-address="05-年齡結構.$A$1"/>
        <table:named-expression table:name="rd_rg_q_84y_97y_data" table:expression="of:=[.#REF!]" table:base-cell-address="05-年齡結構.$A$1"/>
        <table:named-expression table:name="rd_rg_q_97y_9802_data" table:expression="of:=[.#REF!]" table:base-cell-address="05-年齡結構.$A$1"/>
        <table:named-expression table:name="rd_rg_q_9805_data" table:expression="of:=[.#REF!]" table:base-cell-address="05-年齡結構.$A$1"/>
        <table:named-expression table:name="rd_rg_q_9806_data" table:expression="of:=[.#REF!]" table:base-cell-address="05-年齡結構.$A$1"/>
        <table:named-expression table:name="rd_rg_q_9807_data" table:expression="of:=[.#REF!]" table:base-cell-address="05-年齡結構.$A$1"/>
        <table:named-expression table:name="rd_rg_q_9808_data" table:expression="of:=[.#REF!]" table:base-cell-address="05-年齡結構.$A$1"/>
        <table:named-expression table:name="rd_rg_q_98y_9803_data" table:expression="of:=[.#REF!]" table:base-cell-address="05-年齡結構.$A$1"/>
        <table:named-expression table:name="rd_rg_q_98y_9804_data" table:expression="of:=[.#REF!]" table:base-cell-address="05-年齡結構.$A$1"/>
        <table:named-expression table:name="rd_rg_q9607" table:expression="of:=[.#REF!]" table:base-cell-address="05-年齡結構.$A$1"/>
        <table:named-expression table:name="rd_t_84y_97y_data" table:expression="of:=[.#REF!]" table:base-cell-address="05-年齡結構.$A$1"/>
        <table:named-expression table:name="rd_t_97y_9802_data" table:expression="of:=[.#REF!]" table:base-cell-address="05-年齡結構.$A$1"/>
        <table:named-expression table:name="rd_t_9805_data" table:expression="of:=[.#REF!]" table:base-cell-address="05-年齡結構.$A$1"/>
        <table:named-expression table:name="rd_t_9806_data" table:expression="of:=[.#REF!]" table:base-cell-address="05-年齡結構.$A$1"/>
        <table:named-expression table:name="rd_t_9807_data" table:expression="of:=[.#REF!]" table:base-cell-address="05-年齡結構.$A$1"/>
        <table:named-expression table:name="rd_t_9808_data" table:expression="of:=[.#REF!]" table:base-cell-address="05-年齡結構.$A$1"/>
        <table:named-expression table:name="rd_t_98y_9803_data" table:expression="of:=[.#REF!]" table:base-cell-address="05-年齡結構.$A$1"/>
        <table:named-expression table:name="rd_t_98y_9804_data" table:expression="of:=[.#REF!]" table:base-cell-address="05-年齡結構.$A$1"/>
        <table:named-expression table:name="rd_t9607" table:expression="of:=[.#REF!]" table:base-cell-address="05-年齡結構.$A$1"/>
        <table:named-expression table:name="月底人口數" table:expression="of:=[.#REF!]" table:base-cell-address="05-年齡結構.$A$1"/>
        <table:named-expression table:name="出生" table:expression="of:=[.#REF!]" table:base-cell-address="05-年齡結構.$A$1"/>
        <table:named-expression table:name="死亡" table:expression="of:=[.#REF!]" table:base-cell-address="05-年齡結構.$A$1"/>
        <table:named-expression table:name="結婚" table:expression="of:=[.#REF!]" table:base-cell-address="05-年齡結構.$A$1"/>
        <table:named-expression table:name="鄰數戶數" table:expression="of:=[.#REF!]" table:base-cell-address="05-年齡結構.$A$1"/>
        <table:named-expression table:name="離婚" table:expression="of:=[.#REF!]" table:base-cell-address="05-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.511811023622047in" fo:margin-bottom="0.196850393700787in" fo:margin-left="0in" fo:margin-right="0in" style:print-orientation="landscape" style:print-page-order="ttb" style:first-page-number="continue" style:scale-to="49%" style:table-centering="horizontal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1</meta:generator>
    <meta:initial-creator>盧怡婷</meta:initial-creator>
    <dc:creator>盧怡婷</dc:creator>
    <meta:creation-date>2021-04-02T03:18:07Z</meta:creation-date>
    <dc:date>2021-04-02T03:18:36Z</dc:date>
  </office:meta>
</office:document-meta>
</file>